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data_edit_2023-09-07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year</text:p>
          </table:table-cell>
          <table:table-cell office:value-type="string">
            <text:p>fire_id</text:p>
          </table:table-cell>
          <table:table-cell office:value-type="string">
            <text:p>area_ha</text:p>
          </table:table-cell>
          <table:table-cell office:value-type="string">
            <text:p>date</text:p>
          </table:table-cell>
          <table:table-cell office:value-type="string">
            <text:p>date_l</text:p>
          </table:table-cell>
          <table:table-cell office:value-type="string">
            <text:p>date_u</text:p>
          </table:table-cell>
          <table:table-cell office:value-type="string">
            <text:p>datesrc</text:p>
          </table:table-cell>
          <table:table-cell office:value-type="string">
            <text:p>name</text:p>
          </table:table-cell>
          <table:table-cell office:value-type="string">
            <text:p>obs</text:p>
          </table:table-cell>
          <table:table-cell office:value-type="string">
            <text:p>collec</text:p>
          </table:table-cell>
        </table:table-row>
        <table:table-row>
          <table:table-cell office:value-type="float" office:value="1999.0000000000000000"/>
          <table:table-cell office:value-type="string">
            <text:p>1999_1053358404</text:p>
          </table:table-cell>
          <table:table-cell office:value-type="float" office:value="98.5816862578015218"/>
          <table:table-cell office:value-type="string">
            <text:p>1999-03-14</text:p>
          </table:table-cell>
          <table:table-cell office:value-type="string">
            <text:p>1999-02-10</text:p>
          </table:table-cell>
          <table:table-cell office:value-type="string">
            <text:p>1999-04-15</text:p>
          </table:table-cell>
          <table:table-cell office:value-type="string">
            <text:p>landsat</text:p>
          </table:table-cell>
          <table:table-cell office:value-type="string">
            <text:p>1999_1053358404</text:p>
          </table:table-cell>
          <table:table-cell office:value-type="string">
            <text:p>NA</text:p>
          </table:table-cell>
          <table:table-cell office:value-type="float" office:value="3"/>
        </table:table-row>
        <table:table-row>
          <table:table-cell office:value-type="float" office:value="1999.0000000000000000"/>
          <table:table-cell office:value-type="string">
            <text:p>1999_1054114504</text:p>
          </table:table-cell>
          <table:table-cell office:value-type="float" office:value="84.7204950026776373"/>
          <table:table-cell office:value-type="string">
            <text:p>1999-01-17</text:p>
          </table:table-cell>
          <table:table-cell office:value-type="string">
            <text:p>1999-01-09</text:p>
          </table:table-cell>
          <table:table-cell office:value-type="string">
            <text:p>1999-01-25</text:p>
          </table:table-cell>
          <table:table-cell office:value-type="string">
            <text:p>landsat</text:p>
          </table:table-cell>
          <table:table-cell office:value-type="string">
            <text:p>1999_1054114504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1999.0000000000000000"/>
          <table:table-cell office:value-type="string">
            <text:p>1999_113</text:p>
          </table:table-cell>
          <table:table-cell office:value-type="float" office:value="19.6060846983401476"/>
          <table:table-cell office:value-type="string">
            <text:p>1998-11-26</text:p>
          </table:table-cell>
          <table:table-cell office:value-type="string">
            <text:p>1998-11-06</text:p>
          </table:table-cell>
          <table:table-cell office:value-type="string">
            <text:p>1998-12-17</text:p>
          </table:table-cell>
          <table:table-cell office:value-type="string">
            <text:p>landsat</text:p>
          </table:table-cell>
          <table:table-cell office:value-type="string">
            <text:p>1999_113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1999.0000000000000000"/>
          <table:table-cell office:value-type="string">
            <text:p>1999_131</text:p>
          </table:table-cell>
          <table:table-cell office:value-type="float" office:value="19.0721406343956303"/>
          <table:table-cell office:value-type="string">
            <text:p>1998-11-18</text:p>
          </table:table-cell>
          <table:table-cell office:value-type="string">
            <text:p>1998-10-21</text:p>
          </table:table-cell>
          <table:table-cell office:value-type="string">
            <text:p>1998-12-17</text:p>
          </table:table-cell>
          <table:table-cell office:value-type="string">
            <text:p>landsat</text:p>
          </table:table-cell>
          <table:table-cell office:value-type="string">
            <text:p>1999_131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1999.0000000000000000"/>
          <table:table-cell office:value-type="string">
            <text:p>1999_1319185782</text:p>
          </table:table-cell>
          <table:table-cell office:value-type="float" office:value="37.2351803148461258"/>
          <table:table-cell office:value-type="string">
            <text:p>1998-06-28</text:p>
          </table:table-cell>
          <table:table-cell office:value-type="string">
            <text:p>1998-03-20</text:p>
          </table:table-cell>
          <table:table-cell office:value-type="string">
            <text:p>1998-10-05</text:p>
          </table:table-cell>
          <table:table-cell office:value-type="string">
            <text:p>landsat</text:p>
          </table:table-cell>
          <table:table-cell office:value-type="string">
            <text:p>1999_1319185782</text:p>
          </table:table-cell>
          <table:table-cell office:value-type="string">
            <text:p>uncertain_year</text:p>
          </table:table-cell>
          <table:table-cell office:value-type="float" office:value="2"/>
        </table:table-row>
        <table:table-row>
          <table:table-cell office:value-type="float" office:value="1999.0000000000000000"/>
          <table:table-cell office:value-type="string">
            <text:p>1999_134</text:p>
          </table:table-cell>
          <table:table-cell office:value-type="float" office:value="317.7762345072228527"/>
          <table:table-cell office:value-type="string">
            <text:p>1999-02-02</text:p>
          </table:table-cell>
          <table:table-cell office:value-type="string">
            <text:p>1999-01-25</text:p>
          </table:table-cell>
          <table:table-cell office:value-type="string">
            <text:p>1999-02-10</text:p>
          </table:table-cell>
          <table:table-cell office:value-type="string">
            <text:p>landsat</text:p>
          </table:table-cell>
          <table:table-cell office:value-type="string">
            <text:p>1999_134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0.0000000000000000"/>
          <table:table-cell office:value-type="string">
            <text:p>2000_1546963766</text:p>
          </table:table-cell>
          <table:table-cell office:value-type="float" office:value="95.0430967779781923"/>
          <table:table-cell office:value-type="string">
            <text:p>1999-10-08</text:p>
          </table:table-cell>
          <table:table-cell office:value-type="string">
            <text:p>1999-10-08</text:p>
          </table:table-cell>
          <table:table-cell office:value-type="string">
            <text:p>1999-10-08</text:p>
          </table:table-cell>
          <table:table-cell office:value-type="string">
            <text:p>landsat</text:p>
          </table:table-cell>
          <table:table-cell office:value-type="string">
            <text:p>2000_1546963766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1999.0000000000000000"/>
          <table:table-cell office:value-type="string">
            <text:p>1999_167</text:p>
          </table:table-cell>
          <table:table-cell office:value-type="float" office:value="45.5882010833913256"/>
          <table:table-cell office:value-type="string">
            <text:p>1999-02-02</text:p>
          </table:table-cell>
          <table:table-cell office:value-type="string">
            <text:p>1999-01-25</text:p>
          </table:table-cell>
          <table:table-cell office:value-type="string">
            <text:p>1999-02-10</text:p>
          </table:table-cell>
          <table:table-cell office:value-type="string">
            <text:p>landsat</text:p>
          </table:table-cell>
          <table:table-cell office:value-type="string">
            <text:p>1999_167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1999.0000000000000000"/>
          <table:table-cell office:value-type="string">
            <text:p>1999_1689435445</text:p>
          </table:table-cell>
          <table:table-cell office:value-type="float" office:value="12.4517259035232968"/>
          <table:table-cell office:value-type="string">
            <text:p>1998-07-01</text:p>
          </table:table-cell>
          <table:table-cell office:value-type="string">
            <text:p>1998-04-28</text:p>
          </table:table-cell>
          <table:table-cell office:value-type="string">
            <text:p>1998-09-03</text:p>
          </table:table-cell>
          <table:table-cell office:value-type="string">
            <text:p>landsat</text:p>
          </table:table-cell>
          <table:table-cell office:value-type="string">
            <text:p>1999_1689435445</text:p>
          </table:table-cell>
          <table:table-cell office:value-type="string">
            <text:p>uncertain_year</text:p>
          </table:table-cell>
          <table:table-cell office:value-type="float" office:value="2"/>
        </table:table-row>
        <table:table-row>
          <table:table-cell office:value-type="float" office:value="1999.0000000000000000"/>
          <table:table-cell office:value-type="string">
            <text:p>1999_1780556035</text:p>
          </table:table-cell>
          <table:table-cell office:value-type="float" office:value="20.2861095892905681"/>
          <table:table-cell office:value-type="string">
            <text:p>1998-07-01</text:p>
          </table:table-cell>
          <table:table-cell office:value-type="string">
            <text:p>1998-04-28</text:p>
          </table:table-cell>
          <table:table-cell office:value-type="string">
            <text:p>1998-09-03</text:p>
          </table:table-cell>
          <table:table-cell office:value-type="string">
            <text:p>landsat</text:p>
          </table:table-cell>
          <table:table-cell office:value-type="string">
            <text:p>1999_1780556035</text:p>
          </table:table-cell>
          <table:table-cell office:value-type="string">
            <text:p>uncertain_year</text:p>
          </table:table-cell>
          <table:table-cell office:value-type="float" office:value="2"/>
        </table:table-row>
        <table:table-row>
          <table:table-cell office:value-type="float" office:value="1999.0000000000000000"/>
          <table:table-cell office:value-type="string">
            <text:p>1999_1973265140</text:p>
          </table:table-cell>
          <table:table-cell office:value-type="float" office:value="41.0280556882751597"/>
          <table:table-cell office:value-type="string">
            <text:p>1998-12-04</text:p>
          </table:table-cell>
          <table:table-cell office:value-type="string">
            <text:p>1998-11-22</text:p>
          </table:table-cell>
          <table:table-cell office:value-type="string">
            <text:p>1998-12-17</text:p>
          </table:table-cell>
          <table:table-cell office:value-type="string">
            <text:p>landsat</text:p>
          </table:table-cell>
          <table:table-cell office:value-type="string">
            <text:p>1999_1973265140</text:p>
          </table:table-cell>
          <table:table-cell office:value-type="string">
            <text:p>NA</text:p>
          </table:table-cell>
          <table:table-cell office:value-type="float" office:value="3"/>
        </table:table-row>
        <table:table-row>
          <table:table-cell office:value-type="float" office:value="1999.0000000000000000"/>
          <table:table-cell office:value-type="string">
            <text:p>1999_1998199357</text:p>
          </table:table-cell>
          <table:table-cell office:value-type="float" office:value="3601.8789782044718777"/>
          <table:table-cell office:value-type="string">
            <text:p>1999-02-22</text:p>
          </table:table-cell>
          <table:table-cell office:value-type="string">
            <text:p>1999-02-10</text:p>
          </table:table-cell>
          <table:table-cell office:value-type="string">
            <text:p>1999-03-07</text:p>
          </table:table-cell>
          <table:table-cell office:value-type="string">
            <text:p>landsat</text:p>
          </table:table-cell>
          <table:table-cell office:value-type="string">
            <text:p>1999_1998199357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1999.0000000000000000"/>
          <table:table-cell office:value-type="string">
            <text:p>1999_2117175303</text:p>
          </table:table-cell>
          <table:table-cell office:value-type="float" office:value="6815.2982782218268767"/>
          <table:table-cell office:value-type="string">
            <text:p>1999-01-01</text:p>
          </table:table-cell>
          <table:table-cell office:value-type="string">
            <text:p>1998-12-24</text:p>
          </table:table-cell>
          <table:table-cell office:value-type="string">
            <text:p>1999-01-09</text:p>
          </table:table-cell>
          <table:table-cell office:value-type="string">
            <text:p>landsat</text:p>
          </table:table-cell>
          <table:table-cell office:value-type="string">
            <text:p>1999_2117175303</text:p>
          </table:table-cell>
          <table:table-cell office:value-type="string">
            <text:p>NA</text:p>
          </table:table-cell>
          <table:table-cell office:value-type="float" office:value="3"/>
        </table:table-row>
        <table:table-row>
          <table:table-cell office:value-type="float" office:value="1999.0000000000000000"/>
          <table:table-cell office:value-type="string">
            <text:p>1999_2140469994_r</text:p>
          </table:table-cell>
          <table:table-cell office:value-type="float" office:value="24164.5381204400182469"/>
          <table:table-cell office:value-type="string">
            <text:p>1999-02-02</text:p>
          </table:table-cell>
          <table:table-cell office:value-type="string">
            <text:p>1999-01-25</text:p>
          </table:table-cell>
          <table:table-cell office:value-type="string">
            <text:p>1999-02-10</text:p>
          </table:table-cell>
          <table:table-cell office:value-type="string">
            <text:p>landsat</text:p>
          </table:table-cell>
          <table:table-cell office:value-type="string">
            <text:p>San Ramón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1999.0000000000000000"/>
          <table:table-cell office:value-type="string">
            <text:p>1999_25j</text:p>
          </table:table-cell>
          <table:table-cell office:value-type="float" office:value="690.5583996170604451"/>
          <table:table-cell office:value-type="string">
            <text:p>1999-02-19</text:p>
          </table:table-cell>
          <table:table-cell office:value-type="string">
            <text:p>1999-02-10</text:p>
          </table:table-cell>
          <table:table-cell office:value-type="string">
            <text:p>1999-02-28</text:p>
          </table:table-cell>
          <table:table-cell office:value-type="string">
            <text:p>Mermoz</text:p>
          </table:table-cell>
          <table:table-cell office:value-type="string">
            <text:p>Balcon del Gutiérrez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1999.0000000000000000"/>
          <table:table-cell office:value-type="string">
            <text:p>1999_27j_N</text:p>
          </table:table-cell>
          <table:table-cell office:value-type="float" office:value="468.0503568212357663"/>
          <table:table-cell office:value-type="string">
            <text:p>1999-03-22</text:p>
          </table:table-cell>
          <table:table-cell office:value-type="string">
            <text:p>1999-02-10</text:p>
          </table:table-cell>
          <table:table-cell office:value-type="string">
            <text:p>1999-04-30</text:p>
          </table:table-cell>
          <table:table-cell office:value-type="string">
            <text:p>landsat</text:p>
          </table:table-cell>
          <table:table-cell office:value-type="string">
            <text:p>1999_27j_N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1999.0000000000000000"/>
          <table:table-cell office:value-type="string">
            <text:p>1999_27j_S</text:p>
          </table:table-cell>
          <table:table-cell office:value-type="float" office:value="3608.4136433914354711"/>
          <table:table-cell office:value-type="string">
            <text:p>1999-03-22</text:p>
          </table:table-cell>
          <table:table-cell office:value-type="string">
            <text:p>1999-02-10</text:p>
          </table:table-cell>
          <table:table-cell office:value-type="string">
            <text:p>1999-04-30</text:p>
          </table:table-cell>
          <table:table-cell office:value-type="string">
            <text:p>landsat</text:p>
          </table:table-cell>
          <table:table-cell office:value-type="string">
            <text:p>1999_27j_S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1999.0000000000000000"/>
          <table:table-cell office:value-type="string">
            <text:p>1999_28</text:p>
          </table:table-cell>
          <table:table-cell office:value-type="float" office:value="386.8282030896481274"/>
          <table:table-cell office:value-type="string">
            <text:p>1999-02-19</text:p>
          </table:table-cell>
          <table:table-cell office:value-type="string">
            <text:p>1999-02-10</text:p>
          </table:table-cell>
          <table:table-cell office:value-type="string">
            <text:p>1999-02-28</text:p>
          </table:table-cell>
          <table:table-cell office:value-type="string">
            <text:p>Mermoz</text:p>
          </table:table-cell>
          <table:table-cell office:value-type="string">
            <text:p>Falso Granitoo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1999.0000000000000000"/>
          <table:table-cell office:value-type="string">
            <text:p>1999_55</text:p>
          </table:table-cell>
          <table:table-cell office:value-type="float" office:value="208.0691848613026025"/>
          <table:table-cell office:value-type="string">
            <text:p>1999-01-17</text:p>
          </table:table-cell>
          <table:table-cell office:value-type="string">
            <text:p>1999-01-09</text:p>
          </table:table-cell>
          <table:table-cell office:value-type="string">
            <text:p>1999-01-25</text:p>
          </table:table-cell>
          <table:table-cell office:value-type="string">
            <text:p>landsat</text:p>
          </table:table-cell>
          <table:table-cell office:value-type="string">
            <text:p>1999_55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0.0000000000000000"/>
          <table:table-cell office:value-type="string">
            <text:p>2000_-1081444844</text:p>
          </table:table-cell>
          <table:table-cell office:value-type="float" office:value="15.8658899120810357"/>
          <table:table-cell office:value-type="string">
            <text:p>1999-09-15</text:p>
          </table:table-cell>
          <table:table-cell office:value-type="string">
            <text:p>1999-08-22</text:p>
          </table:table-cell>
          <table:table-cell office:value-type="string">
            <text:p>1999-10-09</text:p>
          </table:table-cell>
          <table:table-cell office:value-type="string">
            <text:p>landsat</text:p>
          </table:table-cell>
          <table:table-cell office:value-type="string">
            <text:p>2000_-1081444844</text:p>
          </table:table-cell>
          <table:table-cell office:value-type="string">
            <text:p>NA</text:p>
          </table:table-cell>
          <table:table-cell office:value-type="float" office:value="3"/>
        </table:table-row>
        <table:table-row>
          <table:table-cell office:value-type="float" office:value="2000.0000000000000000"/>
          <table:table-cell office:value-type="string">
            <text:p>2000_164</text:p>
          </table:table-cell>
          <table:table-cell office:value-type="float" office:value="315.9612938800397046"/>
          <table:table-cell office:value-type="string">
            <text:p>1999-10-29</text:p>
          </table:table-cell>
          <table:table-cell office:value-type="string">
            <text:p>1999-10-09</text:p>
          </table:table-cell>
          <table:table-cell office:value-type="string">
            <text:p>1999-11-17</text:p>
          </table:table-cell>
          <table:table-cell office:value-type="string">
            <text:p>landsat</text:p>
          </table:table-cell>
          <table:table-cell office:value-type="string">
            <text:p>2000_164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0.0000000000000000"/>
          <table:table-cell office:value-type="string">
            <text:p>2000_1899410157</text:p>
          </table:table-cell>
          <table:table-cell office:value-type="float" office:value="93.5903328262646710"/>
          <table:table-cell office:value-type="string">
            <text:p>2000-01-24</text:p>
          </table:table-cell>
          <table:table-cell office:value-type="string">
            <text:p>1999-12-27</text:p>
          </table:table-cell>
          <table:table-cell office:value-type="string">
            <text:p>2000-02-21</text:p>
          </table:table-cell>
          <table:table-cell office:value-type="string">
            <text:p>landsat</text:p>
          </table:table-cell>
          <table:table-cell office:value-type="string">
            <text:p>2000_1899410157</text:p>
          </table:table-cell>
          <table:table-cell office:value-type="string">
            <text:p>NA</text:p>
          </table:table-cell>
          <table:table-cell office:value-type="float" office:value="3"/>
        </table:table-row>
        <table:table-row>
          <table:table-cell office:value-type="float" office:value="2000.0000000000000000"/>
          <table:table-cell office:value-type="string">
            <text:p>2000_19</text:p>
          </table:table-cell>
          <table:table-cell office:value-type="float" office:value="170.6403671204347461"/>
          <table:table-cell office:value-type="string">
            <text:p>2000-01-01</text:p>
          </table:table-cell>
          <table:table-cell office:value-type="string">
            <text:p>1999-12-28</text:p>
          </table:table-cell>
          <table:table-cell office:value-type="string">
            <text:p>2000-01-04</text:p>
          </table:table-cell>
          <table:table-cell office:value-type="string">
            <text:p>landsat</text:p>
          </table:table-cell>
          <table:table-cell office:value-type="string">
            <text:p>2000_19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0.0000000000000000"/>
          <table:table-cell office:value-type="string">
            <text:p>2000_31j</text:p>
          </table:table-cell>
          <table:table-cell office:value-type="float" office:value="1943.6645606788852092"/>
          <table:table-cell office:value-type="string">
            <text:p>1999-10-16</text:p>
          </table:table-cell>
          <table:table-cell office:value-type="string">
            <text:p>1999-10-08</text:p>
          </table:table-cell>
          <table:table-cell office:value-type="string">
            <text:p>1999-10-25</text:p>
          </table:table-cell>
          <table:table-cell office:value-type="string">
            <text:p>landsat</text:p>
          </table:table-cell>
          <table:table-cell office:value-type="string">
            <text:p>2000_31j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0.0000000000000000"/>
          <table:table-cell office:value-type="string">
            <text:p>2000_34</text:p>
          </table:table-cell>
          <table:table-cell office:value-type="float" office:value="215.1571140513155740"/>
          <table:table-cell office:value-type="string">
            <text:p>1999-10-28</text:p>
          </table:table-cell>
          <table:table-cell office:value-type="string">
            <text:p>1999-10-08</text:p>
          </table:table-cell>
          <table:table-cell office:value-type="string">
            <text:p>1999-11-17</text:p>
          </table:table-cell>
          <table:table-cell office:value-type="string">
            <text:p>landsat</text:p>
          </table:table-cell>
          <table:table-cell office:value-type="string">
            <text:p>Esperanza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0.0000000000000000"/>
          <table:table-cell office:value-type="string">
            <text:p>2000_7</text:p>
          </table:table-cell>
          <table:table-cell office:value-type="float" office:value="183.3629472925624100"/>
          <table:table-cell office:value-type="string">
            <text:p>1999-12-15</text:p>
          </table:table-cell>
          <table:table-cell office:value-type="string">
            <text:p>1999-12-11</text:p>
          </table:table-cell>
          <table:table-cell office:value-type="string">
            <text:p>1999-12-19</text:p>
          </table:table-cell>
          <table:table-cell office:value-type="string">
            <text:p>landsat</text:p>
          </table:table-cell>
          <table:table-cell office:value-type="string">
            <text:p>Machonico 1999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0.0000000000000000"/>
          <table:table-cell office:value-type="string">
            <text:p>2000_8</text:p>
          </table:table-cell>
          <table:table-cell office:value-type="float" office:value="42.6242278054780144"/>
          <table:table-cell office:value-type="string">
            <text:p>2000-02-05</text:p>
          </table:table-cell>
          <table:table-cell office:value-type="string">
            <text:p>2000-01-20</text:p>
          </table:table-cell>
          <table:table-cell office:value-type="string">
            <text:p>2000-02-21</text:p>
          </table:table-cell>
          <table:table-cell office:value-type="string">
            <text:p>landsat</text:p>
          </table:table-cell>
          <table:table-cell office:value-type="string">
            <text:p>2000_8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1.0000000000000000"/>
          <table:table-cell office:value-type="string">
            <text:p>2001_18</text:p>
          </table:table-cell>
          <table:table-cell office:value-type="float" office:value="21.4177585024559143"/>
          <table:table-cell office:value-type="string">
            <text:p>2000-12-29</text:p>
          </table:table-cell>
          <table:table-cell office:value-type="string">
            <text:p>2000-12-21</text:p>
          </table:table-cell>
          <table:table-cell office:value-type="string">
            <text:p>2001-01-06</text:p>
          </table:table-cell>
          <table:table-cell office:value-type="string">
            <text:p>landsat</text:p>
          </table:table-cell>
          <table:table-cell office:value-type="string">
            <text:p>2001_18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2.0000000000000000"/>
          <table:table-cell office:value-type="string">
            <text:p>2002_-408959425</text:p>
          </table:table-cell>
          <table:table-cell office:value-type="float" office:value="41.1283051362280503"/>
          <table:table-cell office:value-type="string">
            <text:p>2001-11-03</text:p>
          </table:table-cell>
          <table:table-cell office:value-type="string">
            <text:p>2001-10-30</text:p>
          </table:table-cell>
          <table:table-cell office:value-type="string">
            <text:p>2001-11-06</text:p>
          </table:table-cell>
          <table:table-cell office:value-type="string">
            <text:p>landsat</text:p>
          </table:table-cell>
          <table:table-cell office:value-type="string">
            <text:p>2002_-408959425</text:p>
          </table:table-cell>
          <table:table-cell office:value-type="string">
            <text:p>NA</text:p>
          </table:table-cell>
          <table:table-cell office:value-type="float" office:value="3"/>
        </table:table-row>
        <table:table-row>
          <table:table-cell office:value-type="float" office:value="2002.0000000000000000"/>
          <table:table-cell office:value-type="string">
            <text:p>2002_1083269547</text:p>
          </table:table-cell>
          <table:table-cell office:value-type="float" office:value="247.8907037109260898"/>
          <table:table-cell office:value-type="string">
            <text:p>2002-02-02</text:p>
          </table:table-cell>
          <table:table-cell office:value-type="string">
            <text:p>2002-02-02</text:p>
          </table:table-cell>
          <table:table-cell office:value-type="string">
            <text:p>2002-02-02</text:p>
          </table:table-cell>
          <table:table-cell office:value-type="string">
            <text:p>modis_hotspot</text:p>
          </table:table-cell>
          <table:table-cell office:value-type="string">
            <text:p>2002_1083269547</text:p>
          </table:table-cell>
          <table:table-cell office:value-type="string">
            <text:p>NA</text:p>
          </table:table-cell>
          <table:table-cell office:value-type="float" office:value="3"/>
        </table:table-row>
        <table:table-row>
          <table:table-cell office:value-type="float" office:value="2002.0000000000000000"/>
          <table:table-cell office:value-type="string">
            <text:p>2002_1336386849</text:p>
          </table:table-cell>
          <table:table-cell office:value-type="float" office:value="15.1013614279464061"/>
          <table:table-cell office:value-type="string">
            <text:p>2001-11-02</text:p>
          </table:table-cell>
          <table:table-cell office:value-type="string">
            <text:p>2001-10-29</text:p>
          </table:table-cell>
          <table:table-cell office:value-type="string">
            <text:p>2001-11-06</text:p>
          </table:table-cell>
          <table:table-cell office:value-type="string">
            <text:p>landsat</text:p>
          </table:table-cell>
          <table:table-cell office:value-type="string">
            <text:p>2002_1336386849</text:p>
          </table:table-cell>
          <table:table-cell office:value-type="string">
            <text:p>NA</text:p>
          </table:table-cell>
          <table:table-cell office:value-type="float" office:value="3"/>
        </table:table-row>
        <table:table-row>
          <table:table-cell office:value-type="float" office:value="2002.0000000000000000"/>
          <table:table-cell office:value-type="string">
            <text:p>2002_1449865453</text:p>
          </table:table-cell>
          <table:table-cell office:value-type="float" office:value="69.3343046677799180"/>
          <table:table-cell office:value-type="string">
            <text:p>2001-12-21</text:p>
          </table:table-cell>
          <table:table-cell office:value-type="string">
            <text:p>2001-12-17</text:p>
          </table:table-cell>
          <table:table-cell office:value-type="string">
            <text:p>2001-12-24</text:p>
          </table:table-cell>
          <table:table-cell office:value-type="string">
            <text:p>landsat</text:p>
          </table:table-cell>
          <table:table-cell office:value-type="string">
            <text:p>2002_1449865453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2.0000000000000000"/>
          <table:table-cell office:value-type="string">
            <text:p>2002_1882950134</text:p>
          </table:table-cell>
          <table:table-cell office:value-type="float" office:value="2935.4962269232187282"/>
          <table:table-cell office:value-type="string">
            <text:p>2002-02-25</text:p>
          </table:table-cell>
          <table:table-cell office:value-type="string">
            <text:p>2002-02-25</text:p>
          </table:table-cell>
          <table:table-cell office:value-type="string">
            <text:p>2002-02-25</text:p>
          </table:table-cell>
          <table:table-cell office:value-type="string">
            <text:p>modis_hotspot</text:p>
          </table:table-cell>
          <table:table-cell office:value-type="string">
            <text:p>2002_1882950134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2.0000000000000000"/>
          <table:table-cell office:value-type="string">
            <text:p>2002_19</text:p>
          </table:table-cell>
          <table:table-cell office:value-type="float" office:value="2674.5843440891371756"/>
          <table:table-cell office:value-type="string">
            <text:p>2002-02-14</text:p>
          </table:table-cell>
          <table:table-cell office:value-type="string">
            <text:p>2002-02-12</text:p>
          </table:table-cell>
          <table:table-cell office:value-type="string">
            <text:p>2002-02-17</text:p>
          </table:table-cell>
          <table:table-cell office:value-type="string">
            <text:p>modis</text:p>
          </table:table-cell>
          <table:table-cell office:value-type="string">
            <text:p>2002_19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2.0000000000000000"/>
          <table:table-cell office:value-type="string">
            <text:p>2002_33</text:p>
          </table:table-cell>
          <table:table-cell office:value-type="float" office:value="1239.4781749427220348"/>
          <table:table-cell office:value-type="string">
            <text:p>2001-12-26</text:p>
          </table:table-cell>
          <table:table-cell office:value-type="string">
            <text:p>2001-12-26</text:p>
          </table:table-cell>
          <table:table-cell office:value-type="string">
            <text:p>2001-12-26</text:p>
          </table:table-cell>
          <table:table-cell office:value-type="string">
            <text:p>modis</text:p>
          </table:table-cell>
          <table:table-cell office:value-type="string">
            <text:p>2002_33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2.0000000000000000"/>
          <table:table-cell office:value-type="string">
            <text:p>2002_34</text:p>
          </table:table-cell>
          <table:table-cell office:value-type="float" office:value="15.2580278502523097"/>
          <table:table-cell office:value-type="string">
            <text:p>2001-12-20</text:p>
          </table:table-cell>
          <table:table-cell office:value-type="string">
            <text:p>2001-12-16</text:p>
          </table:table-cell>
          <table:table-cell office:value-type="string">
            <text:p>2001-12-25</text:p>
          </table:table-cell>
          <table:table-cell office:value-type="string">
            <text:p>landsat</text:p>
          </table:table-cell>
          <table:table-cell office:value-type="string">
            <text:p>2002_34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2.0000000000000000"/>
          <table:table-cell office:value-type="string">
            <text:p>2002_36</text:p>
          </table:table-cell>
          <table:table-cell office:value-type="float" office:value="2349.6713243446297383"/>
          <table:table-cell office:value-type="string">
            <text:p>2001-12-20</text:p>
          </table:table-cell>
          <table:table-cell office:value-type="string">
            <text:p>2001-12-18</text:p>
          </table:table-cell>
          <table:table-cell office:value-type="string">
            <text:p>2001-12-22</text:p>
          </table:table-cell>
          <table:table-cell office:value-type="string">
            <text:p>modis_hotspot</text:p>
          </table:table-cell>
          <table:table-cell office:value-type="string">
            <text:p>Turbio 2002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2.0000000000000000"/>
          <table:table-cell office:value-type="string">
            <text:p>2002_7</text:p>
          </table:table-cell>
          <table:table-cell office:value-type="float" office:value="187.1147567391096516"/>
          <table:table-cell office:value-type="string">
            <text:p>2002-02-24</text:p>
          </table:table-cell>
          <table:table-cell office:value-type="string">
            <text:p>2002-02-24</text:p>
          </table:table-cell>
          <table:table-cell office:value-type="string">
            <text:p>2002-02-24</text:p>
          </table:table-cell>
          <table:table-cell office:value-type="string">
            <text:p>modis</text:p>
          </table:table-cell>
          <table:table-cell office:value-type="string">
            <text:p>2002_7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2.0000000000000000"/>
          <table:table-cell office:value-type="string">
            <text:p>2002_756476410</text:p>
          </table:table-cell>
          <table:table-cell office:value-type="float" office:value="20.5879933966831423"/>
          <table:table-cell office:value-type="string">
            <text:p>2002-02-03</text:p>
          </table:table-cell>
          <table:table-cell office:value-type="string">
            <text:p>2002-01-18</text:p>
          </table:table-cell>
          <table:table-cell office:value-type="string">
            <text:p>2002-02-18</text:p>
          </table:table-cell>
          <table:table-cell office:value-type="string">
            <text:p>landsat</text:p>
          </table:table-cell>
          <table:table-cell office:value-type="string">
            <text:p>2002_756476410</text:p>
          </table:table-cell>
          <table:table-cell office:value-type="string">
            <text:p>NA</text:p>
          </table:table-cell>
          <table:table-cell office:value-type="float" office:value="3"/>
        </table:table-row>
        <table:table-row>
          <table:table-cell office:value-type="float" office:value="2003.0000000000000000"/>
          <table:table-cell office:value-type="string">
            <text:p>2003_10067931</text:p>
          </table:table-cell>
          <table:table-cell office:value-type="float" office:value="11.0511450084258787"/>
          <table:table-cell office:value-type="string">
            <text:p>2003-04-10</text:p>
          </table:table-cell>
          <table:table-cell office:value-type="string">
            <text:p>2003-04-10</text:p>
          </table:table-cell>
          <table:table-cell office:value-type="string">
            <text:p>2003-04-10</text:p>
          </table:table-cell>
          <table:table-cell office:value-type="string">
            <text:p>modis_hotspot</text:p>
          </table:table-cell>
          <table:table-cell office:value-type="string">
            <text:p>2003_10067931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3.0000000000000000"/>
          <table:table-cell office:value-type="string">
            <text:p>2003_2035531240</text:p>
          </table:table-cell>
          <table:table-cell office:value-type="float" office:value="45.7500318228672285"/>
          <table:table-cell office:value-type="string">
            <text:p>2003-02-21</text:p>
          </table:table-cell>
          <table:table-cell office:value-type="string">
            <text:p>2003-02-13</text:p>
          </table:table-cell>
          <table:table-cell office:value-type="string">
            <text:p>2003-03-01</text:p>
          </table:table-cell>
          <table:table-cell office:value-type="string">
            <text:p>landsat</text:p>
          </table:table-cell>
          <table:table-cell office:value-type="string">
            <text:p>2003_2035531240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3.0000000000000000"/>
          <table:table-cell office:value-type="string">
            <text:p>2003_21</text:p>
          </table:table-cell>
          <table:table-cell office:value-type="float" office:value="146.2322028118627486"/>
          <table:table-cell office:value-type="string">
            <text:p>2003-02-17</text:p>
          </table:table-cell>
          <table:table-cell office:value-type="string">
            <text:p>2003-02-13</text:p>
          </table:table-cell>
          <table:table-cell office:value-type="string">
            <text:p>2003-02-22</text:p>
          </table:table-cell>
          <table:table-cell office:value-type="string">
            <text:p>landsat</text:p>
          </table:table-cell>
          <table:table-cell office:value-type="string">
            <text:p>2003_21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4.0000000000000000"/>
          <table:table-cell office:value-type="string">
            <text:p>2004_-167571654</text:p>
          </table:table-cell>
          <table:table-cell office:value-type="float" office:value="10.4174299462720956"/>
          <table:table-cell office:value-type="string">
            <text:p>2004-01-23</text:p>
          </table:table-cell>
          <table:table-cell office:value-type="string">
            <text:p>2004-01-15</text:p>
          </table:table-cell>
          <table:table-cell office:value-type="string">
            <text:p>2004-01-31</text:p>
          </table:table-cell>
          <table:table-cell office:value-type="string">
            <text:p>landsat</text:p>
          </table:table-cell>
          <table:table-cell office:value-type="string">
            <text:p>2004_-167571654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4.0000000000000000"/>
          <table:table-cell office:value-type="string">
            <text:p>2004_-481599461</text:p>
          </table:table-cell>
          <table:table-cell office:value-type="float" office:value="289.3421645732544789"/>
          <table:table-cell office:value-type="string">
            <text:p>2003-10-14</text:p>
          </table:table-cell>
          <table:table-cell office:value-type="string">
            <text:p>2003-10-14</text:p>
          </table:table-cell>
          <table:table-cell office:value-type="string">
            <text:p>2003-10-15</text:p>
          </table:table-cell>
          <table:table-cell office:value-type="string">
            <text:p>modis_hotspot</text:p>
          </table:table-cell>
          <table:table-cell office:value-type="string">
            <text:p>2004_-481599461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4.0000000000000000"/>
          <table:table-cell office:value-type="string">
            <text:p>2004_1543222283</text:p>
          </table:table-cell>
          <table:table-cell office:value-type="float" office:value="1818.6919266974027778"/>
          <table:table-cell office:value-type="string">
            <text:p>2004-02-16</text:p>
          </table:table-cell>
          <table:table-cell office:value-type="string">
            <text:p>2004-02-08</text:p>
          </table:table-cell>
          <table:table-cell office:value-type="string">
            <text:p>2004-02-24</text:p>
          </table:table-cell>
          <table:table-cell office:value-type="string">
            <text:p>landsat</text:p>
          </table:table-cell>
          <table:table-cell office:value-type="string">
            <text:p>2004_1543222283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4.0000000000000000"/>
          <table:table-cell office:value-type="string">
            <text:p>2004_1548360401</text:p>
          </table:table-cell>
          <table:table-cell office:value-type="float" office:value="11.6559713026312615"/>
          <table:table-cell office:value-type="string">
            <text:p>2003-10-15</text:p>
          </table:table-cell>
          <table:table-cell office:value-type="string">
            <text:p>2003-10-15</text:p>
          </table:table-cell>
          <table:table-cell office:value-type="string">
            <text:p>2003-10-15</text:p>
          </table:table-cell>
          <table:table-cell office:value-type="string">
            <text:p>modis</text:p>
          </table:table-cell>
          <table:table-cell office:value-type="string">
            <text:p>2004_1548360401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4.0000000000000000"/>
          <table:table-cell office:value-type="string">
            <text:p>2004_2092170006</text:p>
          </table:table-cell>
          <table:table-cell office:value-type="float" office:value="22.2606937508516189"/>
          <table:table-cell office:value-type="string">
            <text:p>2004-01-07</text:p>
          </table:table-cell>
          <table:table-cell office:value-type="string">
            <text:p>2003-12-30</text:p>
          </table:table-cell>
          <table:table-cell office:value-type="string">
            <text:p>2004-01-15</text:p>
          </table:table-cell>
          <table:table-cell office:value-type="string">
            <text:p>landsat</text:p>
          </table:table-cell>
          <table:table-cell office:value-type="string">
            <text:p>2004_2092170006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4.0000000000000000"/>
          <table:table-cell office:value-type="string">
            <text:p>2004_23</text:p>
          </table:table-cell>
          <table:table-cell office:value-type="float" office:value="300.3571906429357909"/>
          <table:table-cell office:value-type="string">
            <text:p>2004-01-16</text:p>
          </table:table-cell>
          <table:table-cell office:value-type="string">
            <text:p>2004-01-16</text:p>
          </table:table-cell>
          <table:table-cell office:value-type="string">
            <text:p>2004-01-16</text:p>
          </table:table-cell>
          <table:table-cell office:value-type="string">
            <text:p>modis</text:p>
          </table:table-cell>
          <table:table-cell office:value-type="string">
            <text:p>2004_23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4.0000000000000000"/>
          <table:table-cell office:value-type="string">
            <text:p>2004_34</text:p>
          </table:table-cell>
          <table:table-cell office:value-type="float" office:value="960.6719418380391744"/>
          <table:table-cell office:value-type="string">
            <text:p>2004-03-28</text:p>
          </table:table-cell>
          <table:table-cell office:value-type="string">
            <text:p>2004-03-28</text:p>
          </table:table-cell>
          <table:table-cell office:value-type="string">
            <text:p>2004-03-28</text:p>
          </table:table-cell>
          <table:table-cell office:value-type="string">
            <text:p>modis</text:p>
          </table:table-cell>
          <table:table-cell office:value-type="string">
            <text:p>2004_34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5.0000000000000000"/>
          <table:table-cell office:value-type="string">
            <text:p>2005_1053195312</text:p>
          </table:table-cell>
          <table:table-cell office:value-type="float" office:value="136.0127655174996164"/>
          <table:table-cell office:value-type="string">
            <text:p>2005-04-03</text:p>
          </table:table-cell>
          <table:table-cell office:value-type="string">
            <text:p>2005-03-22</text:p>
          </table:table-cell>
          <table:table-cell office:value-type="string">
            <text:p>2005-04-15</text:p>
          </table:table-cell>
          <table:table-cell office:value-type="string">
            <text:p>landsat</text:p>
          </table:table-cell>
          <table:table-cell office:value-type="string">
            <text:p>2005_1053195312</text:p>
          </table:table-cell>
          <table:table-cell office:value-type="string">
            <text:p>NA</text:p>
          </table:table-cell>
          <table:table-cell office:value-type="float" office:value="3"/>
        </table:table-row>
        <table:table-row>
          <table:table-cell office:value-type="float" office:value="2005.0000000000000000"/>
          <table:table-cell office:value-type="string">
            <text:p>2005_14</text:p>
          </table:table-cell>
          <table:table-cell office:value-type="float" office:value="12.6747578338730627"/>
          <table:table-cell office:value-type="string">
            <text:p>2005-04-30</text:p>
          </table:table-cell>
          <table:table-cell office:value-type="string">
            <text:p>2005-04-30</text:p>
          </table:table-cell>
          <table:table-cell office:value-type="string">
            <text:p>2005-04-30</text:p>
          </table:table-cell>
          <table:table-cell office:value-type="string">
            <text:p>modis_hotspot</text:p>
          </table:table-cell>
          <table:table-cell office:value-type="string">
            <text:p>2005_14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5.0000000000000000"/>
          <table:table-cell office:value-type="string">
            <text:p>2005_17</text:p>
          </table:table-cell>
          <table:table-cell office:value-type="float" office:value="15.0814262452915759"/>
          <table:table-cell office:value-type="string">
            <text:p>2005-06-14</text:p>
          </table:table-cell>
          <table:table-cell office:value-type="string">
            <text:p>2005-04-15</text:p>
          </table:table-cell>
          <table:table-cell office:value-type="string">
            <text:p>2005-08-14</text:p>
          </table:table-cell>
          <table:table-cell office:value-type="string">
            <text:p>landsat</text:p>
          </table:table-cell>
          <table:table-cell office:value-type="string">
            <text:p>2005_17</text:p>
          </table:table-cell>
          <table:table-cell office:value-type="string">
            <text:p>uncertain_year</text:p>
          </table:table-cell>
          <table:table-cell office:value-type="float" office:value="1"/>
        </table:table-row>
        <table:table-row>
          <table:table-cell office:value-type="float" office:value="2005.0000000000000000"/>
          <table:table-cell office:value-type="string">
            <text:p>2005_24</text:p>
          </table:table-cell>
          <table:table-cell office:value-type="float" office:value="1112.0041426353134284"/>
          <table:table-cell office:value-type="string">
            <text:p>2005-02-28</text:p>
          </table:table-cell>
          <table:table-cell office:value-type="string">
            <text:p>2005-02-27</text:p>
          </table:table-cell>
          <table:table-cell office:value-type="string">
            <text:p>2005-03-01</text:p>
          </table:table-cell>
          <table:table-cell office:value-type="string">
            <text:p>modis</text:p>
          </table:table-cell>
          <table:table-cell office:value-type="string">
            <text:p>2005_24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5.0000000000000000"/>
          <table:table-cell office:value-type="string">
            <text:p>2005_25</text:p>
          </table:table-cell>
          <table:table-cell office:value-type="float" office:value="44.8730606612297578"/>
          <table:table-cell office:value-type="string">
            <text:p>2005-04-25</text:p>
          </table:table-cell>
          <table:table-cell office:value-type="string">
            <text:p>2005-04-25</text:p>
          </table:table-cell>
          <table:table-cell office:value-type="string">
            <text:p>2005-04-25</text:p>
          </table:table-cell>
          <table:table-cell office:value-type="string">
            <text:p>modis_hotspot</text:p>
          </table:table-cell>
          <table:table-cell office:value-type="string">
            <text:p>2005_25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5.0000000000000000"/>
          <table:table-cell office:value-type="string">
            <text:p>2005_26</text:p>
          </table:table-cell>
          <table:table-cell office:value-type="float" office:value="13.5515392260699983"/>
          <table:table-cell office:value-type="string">
            <text:p>2005-06-06</text:p>
          </table:table-cell>
          <table:table-cell office:value-type="string">
            <text:p>2005-03-30</text:p>
          </table:table-cell>
          <table:table-cell office:value-type="string">
            <text:p>2005-08-14</text:p>
          </table:table-cell>
          <table:table-cell office:value-type="string">
            <text:p>landsat</text:p>
          </table:table-cell>
          <table:table-cell office:value-type="string">
            <text:p>2005_26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5.0000000000000000"/>
          <table:table-cell office:value-type="string">
            <text:p>2005_6</text:p>
          </table:table-cell>
          <table:table-cell office:value-type="float" office:value="53.6740801152892786"/>
          <table:table-cell office:value-type="string">
            <text:p>2005-01-19</text:p>
          </table:table-cell>
          <table:table-cell office:value-type="string">
            <text:p>2005-01-19</text:p>
          </table:table-cell>
          <table:table-cell office:value-type="string">
            <text:p>2005-01-19</text:p>
          </table:table-cell>
          <table:table-cell office:value-type="string">
            <text:p>modis_hotspot</text:p>
          </table:table-cell>
          <table:table-cell office:value-type="string">
            <text:p>2005_6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5.0000000000000000"/>
          <table:table-cell office:value-type="string">
            <text:p>2005_8</text:p>
          </table:table-cell>
          <table:table-cell office:value-type="float" office:value="23.8871659832735119"/>
          <table:table-cell office:value-type="string">
            <text:p>2005-01-19</text:p>
          </table:table-cell>
          <table:table-cell office:value-type="string">
            <text:p>2005-01-19</text:p>
          </table:table-cell>
          <table:table-cell office:value-type="string">
            <text:p>2005-01-19</text:p>
          </table:table-cell>
          <table:table-cell office:value-type="string">
            <text:p>modis</text:p>
          </table:table-cell>
          <table:table-cell office:value-type="string">
            <text:p>2005_8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5.0000000000000000"/>
          <table:table-cell office:value-type="string">
            <text:p>2005_9</text:p>
          </table:table-cell>
          <table:table-cell office:value-type="float" office:value="14.3444674835815160"/>
          <table:table-cell office:value-type="string">
            <text:p>2005-01-19</text:p>
          </table:table-cell>
          <table:table-cell office:value-type="string">
            <text:p>2005-01-19</text:p>
          </table:table-cell>
          <table:table-cell office:value-type="string">
            <text:p>2005-01-19</text:p>
          </table:table-cell>
          <table:table-cell office:value-type="string">
            <text:p>modis</text:p>
          </table:table-cell>
          <table:table-cell office:value-type="string">
            <text:p>2005_9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6.0000000000000000"/>
          <table:table-cell office:value-type="string">
            <text:p>2006_-959432815</text:p>
          </table:table-cell>
          <table:table-cell office:value-type="float" office:value="12.0211694018100737"/>
          <table:table-cell office:value-type="string">
            <text:p>2005-09-16</text:p>
          </table:table-cell>
          <table:table-cell office:value-type="string">
            <text:p>2005-09-16</text:p>
          </table:table-cell>
          <table:table-cell office:value-type="string">
            <text:p>2005-09-16</text:p>
          </table:table-cell>
          <table:table-cell office:value-type="string">
            <text:p>modis_hotspot</text:p>
          </table:table-cell>
          <table:table-cell office:value-type="string">
            <text:p>2006_-959432815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6.0000000000000000"/>
          <table:table-cell office:value-type="string">
            <text:p>2006_18</text:p>
          </table:table-cell>
          <table:table-cell office:value-type="float" office:value="254.3475156514234925"/>
          <table:table-cell office:value-type="string">
            <text:p>2006-02-05</text:p>
          </table:table-cell>
          <table:table-cell office:value-type="string">
            <text:p>2006-01-28</text:p>
          </table:table-cell>
          <table:table-cell office:value-type="string">
            <text:p>2006-02-13</text:p>
          </table:table-cell>
          <table:table-cell office:value-type="string">
            <text:p>landsat</text:p>
          </table:table-cell>
          <table:table-cell office:value-type="string">
            <text:p>2006_18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6.0000000000000000"/>
          <table:table-cell office:value-type="string">
            <text:p>2006_20E</text:p>
          </table:table-cell>
          <table:table-cell office:value-type="float" office:value="69.7024048020992524"/>
          <table:table-cell office:value-type="string">
            <text:p>2005-09-16</text:p>
          </table:table-cell>
          <table:table-cell office:value-type="string">
            <text:p>2005-09-16</text:p>
          </table:table-cell>
          <table:table-cell office:value-type="string">
            <text:p>2005-09-16</text:p>
          </table:table-cell>
          <table:table-cell office:value-type="string">
            <text:p>modis_hotspot</text:p>
          </table:table-cell>
          <table:table-cell office:value-type="string">
            <text:p>2006_20E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6.0000000000000000"/>
          <table:table-cell office:value-type="string">
            <text:p>2006_20W</text:p>
          </table:table-cell>
          <table:table-cell office:value-type="float" office:value="15.3852545814555608"/>
          <table:table-cell office:value-type="string">
            <text:p>2005-09-16</text:p>
          </table:table-cell>
          <table:table-cell office:value-type="string">
            <text:p>2005-09-16</text:p>
          </table:table-cell>
          <table:table-cell office:value-type="string">
            <text:p>2005-09-16</text:p>
          </table:table-cell>
          <table:table-cell office:value-type="string">
            <text:p>modis_hotspot</text:p>
          </table:table-cell>
          <table:table-cell office:value-type="string">
            <text:p>2006_20W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6.0000000000000000"/>
          <table:table-cell office:value-type="string">
            <text:p>2006_36</text:p>
          </table:table-cell>
          <table:table-cell office:value-type="float" office:value="44.4387497807712819"/>
          <table:table-cell office:value-type="string">
            <text:p>2005-10-05</text:p>
          </table:table-cell>
          <table:table-cell office:value-type="string">
            <text:p>2005-09-23</text:p>
          </table:table-cell>
          <table:table-cell office:value-type="string">
            <text:p>2005-10-16</text:p>
          </table:table-cell>
          <table:table-cell office:value-type="string">
            <text:p>landsat</text:p>
          </table:table-cell>
          <table:table-cell office:value-type="string">
            <text:p>2006_36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6.0000000000000000"/>
          <table:table-cell office:value-type="string">
            <text:p>2006_38</text:p>
          </table:table-cell>
          <table:table-cell office:value-type="float" office:value="29.8113674132634543"/>
          <table:table-cell office:value-type="string">
            <text:p>2005-11-01</text:p>
          </table:table-cell>
          <table:table-cell office:value-type="string">
            <text:p>2005-10-16</text:p>
          </table:table-cell>
          <table:table-cell office:value-type="string">
            <text:p>2005-11-17</text:p>
          </table:table-cell>
          <table:table-cell office:value-type="string">
            <text:p>landsat</text:p>
          </table:table-cell>
          <table:table-cell office:value-type="string">
            <text:p>2006_38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7.0000000000000000"/>
          <table:table-cell office:value-type="string">
            <text:p>2007_1025029743</text:p>
          </table:table-cell>
          <table:table-cell office:value-type="float" office:value="12.3917000228862424"/>
          <table:table-cell office:value-type="string">
            <text:p>2006-09-22</text:p>
          </table:table-cell>
          <table:table-cell office:value-type="string">
            <text:p>2006-09-02</text:p>
          </table:table-cell>
          <table:table-cell office:value-type="string">
            <text:p>2006-10-12</text:p>
          </table:table-cell>
          <table:table-cell office:value-type="string">
            <text:p>landsat</text:p>
          </table:table-cell>
          <table:table-cell office:value-type="string">
            <text:p>2007_1025029743</text:p>
          </table:table-cell>
          <table:table-cell office:value-type="string">
            <text:p>NA</text:p>
          </table:table-cell>
          <table:table-cell office:value-type="float" office:value="3"/>
        </table:table-row>
        <table:table-row>
          <table:table-cell office:value-type="float" office:value="2007.0000000000000000"/>
          <table:table-cell office:value-type="string">
            <text:p>2007_35</text:p>
          </table:table-cell>
          <table:table-cell office:value-type="float" office:value="12.0051195472172374"/>
          <table:table-cell office:value-type="string">
            <text:p>2007-02-12</text:p>
          </table:table-cell>
          <table:table-cell office:value-type="string">
            <text:p>2007-02-12</text:p>
          </table:table-cell>
          <table:table-cell office:value-type="string">
            <text:p>2007-02-12</text:p>
          </table:table-cell>
          <table:table-cell office:value-type="string">
            <text:p>modis_hotspot</text:p>
          </table:table-cell>
          <table:table-cell office:value-type="string">
            <text:p>2007_35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7.0000000000000000"/>
          <table:table-cell office:value-type="string">
            <text:p>2007_560885410</text:p>
          </table:table-cell>
          <table:table-cell office:value-type="float" office:value="11.2041374074387594"/>
          <table:table-cell office:value-type="string">
            <text:p>2007-02-12</text:p>
          </table:table-cell>
          <table:table-cell office:value-type="string">
            <text:p>2007-02-12</text:p>
          </table:table-cell>
          <table:table-cell office:value-type="string">
            <text:p>2007-02-12</text:p>
          </table:table-cell>
          <table:table-cell office:value-type="string">
            <text:p>modis_hotspot</text:p>
          </table:table-cell>
          <table:table-cell office:value-type="string">
            <text:p>2007_560885410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8.0000000000000000"/>
          <table:table-cell office:value-type="string">
            <text:p>2008_-63129236</text:p>
          </table:table-cell>
          <table:table-cell office:value-type="float" office:value="227.6430651218009871"/>
          <table:table-cell office:value-type="string">
            <text:p>2008-02-23</text:p>
          </table:table-cell>
          <table:table-cell office:value-type="string">
            <text:p>2008-02-23</text:p>
          </table:table-cell>
          <table:table-cell office:value-type="string">
            <text:p>2008-02-24</text:p>
          </table:table-cell>
          <table:table-cell office:value-type="string">
            <text:p>modis_hotspot</text:p>
          </table:table-cell>
          <table:table-cell office:value-type="string">
            <text:p>2008_-63129236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8.0000000000000000"/>
          <table:table-cell office:value-type="string">
            <text:p>2008_1026773598</text:p>
          </table:table-cell>
          <table:table-cell office:value-type="float" office:value="38.0340234636736767"/>
          <table:table-cell office:value-type="string">
            <text:p>2007-12-10</text:p>
          </table:table-cell>
          <table:table-cell office:value-type="string">
            <text:p>2007-12-02</text:p>
          </table:table-cell>
          <table:table-cell office:value-type="string">
            <text:p>2007-12-18</text:p>
          </table:table-cell>
          <table:table-cell office:value-type="string">
            <text:p>landsat</text:p>
          </table:table-cell>
          <table:table-cell office:value-type="string">
            <text:p>2008_1026773598</text:p>
          </table:table-cell>
          <table:table-cell office:value-type="string">
            <text:p>NA</text:p>
          </table:table-cell>
          <table:table-cell office:value-type="float" office:value="3"/>
        </table:table-row>
        <table:table-row>
          <table:table-cell office:value-type="float" office:value="2008.0000000000000000"/>
          <table:table-cell office:value-type="string">
            <text:p>2008_1379405717</text:p>
          </table:table-cell>
          <table:table-cell office:value-type="float" office:value="5516.7139990408049925"/>
          <table:table-cell office:value-type="string">
            <text:p>2008-02-28</text:p>
          </table:table-cell>
          <table:table-cell office:value-type="string">
            <text:p>2008-02-27</text:p>
          </table:table-cell>
          <table:table-cell office:value-type="string">
            <text:p>2008-02-28</text:p>
          </table:table-cell>
          <table:table-cell office:value-type="string">
            <text:p>landsat</text:p>
          </table:table-cell>
          <table:table-cell office:value-type="string">
            <text:p>2008_1379405717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8.0000000000000000"/>
          <table:table-cell office:value-type="string">
            <text:p>2008_1631519374</text:p>
          </table:table-cell>
          <table:table-cell office:value-type="float" office:value="1472.4413431929267517"/>
          <table:table-cell office:value-type="string">
            <text:p>2007-11-19</text:p>
          </table:table-cell>
          <table:table-cell office:value-type="string">
            <text:p>2007-11-07</text:p>
          </table:table-cell>
          <table:table-cell office:value-type="string">
            <text:p>2007-12-02</text:p>
          </table:table-cell>
          <table:table-cell office:value-type="string">
            <text:p>landsat</text:p>
          </table:table-cell>
          <table:table-cell office:value-type="string">
            <text:p>2008_1631519374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8.0000000000000000"/>
          <table:table-cell office:value-type="string">
            <text:p>2008_2103644450</text:p>
          </table:table-cell>
          <table:table-cell office:value-type="float" office:value="55.8693701087230110"/>
          <table:table-cell office:value-type="string">
            <text:p>2008-03-18</text:p>
          </table:table-cell>
          <table:table-cell office:value-type="string">
            <text:p>2008-03-14</text:p>
          </table:table-cell>
          <table:table-cell office:value-type="string">
            <text:p>2008-03-23</text:p>
          </table:table-cell>
          <table:table-cell office:value-type="string">
            <text:p>landsat</text:p>
          </table:table-cell>
          <table:table-cell office:value-type="string">
            <text:p>2008_2103644450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8.0000000000000000"/>
          <table:table-cell office:value-type="string">
            <text:p>2008_2129384321</text:p>
          </table:table-cell>
          <table:table-cell office:value-type="float" office:value="26.1056973720844745"/>
          <table:table-cell office:value-type="string">
            <text:p>2008-02-27</text:p>
          </table:table-cell>
          <table:table-cell office:value-type="string">
            <text:p>2008-02-25</text:p>
          </table:table-cell>
          <table:table-cell office:value-type="string">
            <text:p>2008-02-28</text:p>
          </table:table-cell>
          <table:table-cell office:value-type="string">
            <text:p>modis</text:p>
          </table:table-cell>
          <table:table-cell office:value-type="string">
            <text:p>2008_2129384321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8.0000000000000000"/>
          <table:table-cell office:value-type="string">
            <text:p>2008_3</text:p>
          </table:table-cell>
          <table:table-cell office:value-type="float" office:value="255.7744856076814699"/>
          <table:table-cell office:value-type="string">
            <text:p>2008-04-05</text:p>
          </table:table-cell>
          <table:table-cell office:value-type="string">
            <text:p>2008-04-05</text:p>
          </table:table-cell>
          <table:table-cell office:value-type="string">
            <text:p>2008-04-05</text:p>
          </table:table-cell>
          <table:table-cell office:value-type="string">
            <text:p>modis</text:p>
          </table:table-cell>
          <table:table-cell office:value-type="string">
            <text:p>2008_3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8.0000000000000000"/>
          <table:table-cell office:value-type="string">
            <text:p>2008_34</text:p>
          </table:table-cell>
          <table:table-cell office:value-type="float" office:value="40.9206198330956568"/>
          <table:table-cell office:value-type="string">
            <text:p>2007-10-07</text:p>
          </table:table-cell>
          <table:table-cell office:value-type="string">
            <text:p>2007-09-29</text:p>
          </table:table-cell>
          <table:table-cell office:value-type="string">
            <text:p>2007-10-15</text:p>
          </table:table-cell>
          <table:table-cell office:value-type="string">
            <text:p>landsat</text:p>
          </table:table-cell>
          <table:table-cell office:value-type="string">
            <text:p>2008_34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8.0000000000000000"/>
          <table:table-cell office:value-type="string">
            <text:p>2008_36</text:p>
          </table:table-cell>
          <table:table-cell office:value-type="float" office:value="28.3629704211652758"/>
          <table:table-cell office:value-type="string">
            <text:p>2007-11-15</text:p>
          </table:table-cell>
          <table:table-cell office:value-type="string">
            <text:p>2007-11-07</text:p>
          </table:table-cell>
          <table:table-cell office:value-type="string">
            <text:p>2007-11-23</text:p>
          </table:table-cell>
          <table:table-cell office:value-type="string">
            <text:p>landsat</text:p>
          </table:table-cell>
          <table:table-cell office:value-type="string">
            <text:p>2008_36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8.0000000000000000"/>
          <table:table-cell office:value-type="string">
            <text:p>2008_38</text:p>
          </table:table-cell>
          <table:table-cell office:value-type="float" office:value="75.8416589131433625"/>
          <table:table-cell office:value-type="string">
            <text:p>2008-01-26</text:p>
          </table:table-cell>
          <table:table-cell office:value-type="string">
            <text:p>2008-01-26</text:p>
          </table:table-cell>
          <table:table-cell office:value-type="string">
            <text:p>2008-01-26</text:p>
          </table:table-cell>
          <table:table-cell office:value-type="string">
            <text:p>modis</text:p>
          </table:table-cell>
          <table:table-cell office:value-type="string">
            <text:p>2008_38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8.0000000000000000"/>
          <table:table-cell office:value-type="string">
            <text:p>2008_40</text:p>
          </table:table-cell>
          <table:table-cell office:value-type="float" office:value="28.3472458260337312"/>
          <table:table-cell office:value-type="string">
            <text:p>2008-01-26</text:p>
          </table:table-cell>
          <table:table-cell office:value-type="string">
            <text:p>2008-01-26</text:p>
          </table:table-cell>
          <table:table-cell office:value-type="string">
            <text:p>2008-01-26</text:p>
          </table:table-cell>
          <table:table-cell office:value-type="string">
            <text:p>modis</text:p>
          </table:table-cell>
          <table:table-cell office:value-type="string">
            <text:p>2008_40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8.0000000000000000"/>
          <table:table-cell office:value-type="string">
            <text:p>2008_41</text:p>
          </table:table-cell>
          <table:table-cell office:value-type="float" office:value="16.8715785223939783"/>
          <table:table-cell office:value-type="string">
            <text:p>2008-01-15</text:p>
          </table:table-cell>
          <table:table-cell office:value-type="string">
            <text:p>2008-01-11</text:p>
          </table:table-cell>
          <table:table-cell office:value-type="string">
            <text:p>2008-01-18</text:p>
          </table:table-cell>
          <table:table-cell office:value-type="string">
            <text:p>landsat</text:p>
          </table:table-cell>
          <table:table-cell office:value-type="string">
            <text:p>2008_41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8.0000000000000000"/>
          <table:table-cell office:value-type="string">
            <text:p>2008_42</text:p>
          </table:table-cell>
          <table:table-cell office:value-type="float" office:value="21.6696283419894655"/>
          <table:table-cell office:value-type="string">
            <text:p>2008-01-30</text:p>
          </table:table-cell>
          <table:table-cell office:value-type="string">
            <text:p>2008-01-26</text:p>
          </table:table-cell>
          <table:table-cell office:value-type="string">
            <text:p>2008-02-03</text:p>
          </table:table-cell>
          <table:table-cell office:value-type="string">
            <text:p>landsat</text:p>
          </table:table-cell>
          <table:table-cell office:value-type="string">
            <text:p>2008_42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8.0000000000000000"/>
          <table:table-cell office:value-type="string">
            <text:p>2008_47</text:p>
          </table:table-cell>
          <table:table-cell office:value-type="float" office:value="35.4868135636524471"/>
          <table:table-cell office:value-type="string">
            <text:p>2008-02-27</text:p>
          </table:table-cell>
          <table:table-cell office:value-type="string">
            <text:p>2008-02-27</text:p>
          </table:table-cell>
          <table:table-cell office:value-type="string">
            <text:p>2008-02-27</text:p>
          </table:table-cell>
          <table:table-cell office:value-type="string">
            <text:p>modis_hotspot</text:p>
          </table:table-cell>
          <table:table-cell office:value-type="string">
            <text:p>2008_47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8.0000000000000000"/>
          <table:table-cell office:value-type="string">
            <text:p>2008_5</text:p>
          </table:table-cell>
          <table:table-cell office:value-type="float" office:value="2460.7154768820073514"/>
          <table:table-cell office:value-type="string">
            <text:p>2008-03-17</text:p>
          </table:table-cell>
          <table:table-cell office:value-type="string">
            <text:p>2008-02-27</text:p>
          </table:table-cell>
          <table:table-cell office:value-type="string">
            <text:p>2008-04-05</text:p>
          </table:table-cell>
          <table:table-cell office:value-type="string">
            <text:p>modis</text:p>
          </table:table-cell>
          <table:table-cell office:value-type="string">
            <text:p>Lolog 2008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8.0000000000000000"/>
          <table:table-cell office:value-type="string">
            <text:p>2008_560885410</text:p>
          </table:table-cell>
          <table:table-cell office:value-type="float" office:value="34.3497687344689737"/>
          <table:table-cell office:value-type="string">
            <text:p>2008-01-29</text:p>
          </table:table-cell>
          <table:table-cell office:value-type="string">
            <text:p>2008-01-29</text:p>
          </table:table-cell>
          <table:table-cell office:value-type="string">
            <text:p>2008-01-29</text:p>
          </table:table-cell>
          <table:table-cell office:value-type="string">
            <text:p>modis_hotspot</text:p>
          </table:table-cell>
          <table:table-cell office:value-type="string">
            <text:p>2008_560885410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8.0000000000000000"/>
          <table:table-cell office:value-type="string">
            <text:p>2008_64</text:p>
          </table:table-cell>
          <table:table-cell office:value-type="float" office:value="44.0328403954013936"/>
          <table:table-cell office:value-type="string">
            <text:p>2008-02-04</text:p>
          </table:table-cell>
          <table:table-cell office:value-type="string">
            <text:p>2008-02-04</text:p>
          </table:table-cell>
          <table:table-cell office:value-type="string">
            <text:p>2008-02-04</text:p>
          </table:table-cell>
          <table:table-cell office:value-type="string">
            <text:p>modis</text:p>
          </table:table-cell>
          <table:table-cell office:value-type="string">
            <text:p>2008_64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9.0000000000000000"/>
          <table:table-cell office:value-type="string">
            <text:p>2009_1632083441_r</text:p>
          </table:table-cell>
          <table:table-cell office:value-type="float" office:value="29.3912742281288786"/>
          <table:table-cell office:value-type="string">
            <text:p>2008-07-20</text:p>
          </table:table-cell>
          <table:table-cell office:value-type="string">
            <text:p>2008-05-01</text:p>
          </table:table-cell>
          <table:table-cell office:value-type="string">
            <text:p>2008-10-09</text:p>
          </table:table-cell>
          <table:table-cell office:value-type="string">
            <text:p>landsat</text:p>
          </table:table-cell>
          <table:table-cell office:value-type="string">
            <text:p>2009_1632083441_r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9.0000000000000000"/>
          <table:table-cell office:value-type="string">
            <text:p>2009_1852126072</text:p>
          </table:table-cell>
          <table:table-cell office:value-type="float" office:value="71.5266464593724294"/>
          <table:table-cell office:value-type="string">
            <text:p>2009-01-24</text:p>
          </table:table-cell>
          <table:table-cell office:value-type="string">
            <text:p>2009-01-20</text:p>
          </table:table-cell>
          <table:table-cell office:value-type="string">
            <text:p>2009-01-28</text:p>
          </table:table-cell>
          <table:table-cell office:value-type="string">
            <text:p>landsat</text:p>
          </table:table-cell>
          <table:table-cell office:value-type="string">
            <text:p>2009_1852126072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9.0000000000000000"/>
          <table:table-cell office:value-type="string">
            <text:p>2009_1914311912_r</text:p>
          </table:table-cell>
          <table:table-cell office:value-type="float" office:value="11.3537445137813595"/>
          <table:table-cell office:value-type="string">
            <text:p>2008-10-06</text:p>
          </table:table-cell>
          <table:table-cell office:value-type="string">
            <text:p>2008-10-06</text:p>
          </table:table-cell>
          <table:table-cell office:value-type="string">
            <text:p>2008-10-06</text:p>
          </table:table-cell>
          <table:table-cell office:value-type="string">
            <text:p>modis_hotspot</text:p>
          </table:table-cell>
          <table:table-cell office:value-type="string">
            <text:p>2009_1914311912_r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9.0000000000000000"/>
          <table:table-cell office:value-type="string">
            <text:p>2009_2007583421</text:p>
          </table:table-cell>
          <table:table-cell office:value-type="float" office:value="2945.3498298460331171"/>
          <table:table-cell office:value-type="string">
            <text:p>2009-03-21</text:p>
          </table:table-cell>
          <table:table-cell office:value-type="string">
            <text:p>2009-03-15</text:p>
          </table:table-cell>
          <table:table-cell office:value-type="string">
            <text:p>2009-03-27</text:p>
          </table:table-cell>
          <table:table-cell office:value-type="string">
            <text:p>modis_hotspot</text:p>
          </table:table-cell>
          <table:table-cell office:value-type="string">
            <text:p>2009_2007583421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9.0000000000000000"/>
          <table:table-cell office:value-type="string">
            <text:p>2009_2146731698</text:p>
          </table:table-cell>
          <table:table-cell office:value-type="float" office:value="45.5110825115084907"/>
          <table:table-cell office:value-type="string">
            <text:p>2009-03-16</text:p>
          </table:table-cell>
          <table:table-cell office:value-type="string">
            <text:p>2009-03-16</text:p>
          </table:table-cell>
          <table:table-cell office:value-type="string">
            <text:p>2009-03-16</text:p>
          </table:table-cell>
          <table:table-cell office:value-type="string">
            <text:p>modis</text:p>
          </table:table-cell>
          <table:table-cell office:value-type="string">
            <text:p>2009_2146731698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9.0000000000000000"/>
          <table:table-cell office:value-type="string">
            <text:p>2009_26</text:p>
          </table:table-cell>
          <table:table-cell office:value-type="float" office:value="1773.6425763803649716"/>
          <table:table-cell office:value-type="string">
            <text:p>2009-01-19</text:p>
          </table:table-cell>
          <table:table-cell office:value-type="string">
            <text:p>2009-01-17</text:p>
          </table:table-cell>
          <table:table-cell office:value-type="string">
            <text:p>2009-01-20</text:p>
          </table:table-cell>
          <table:table-cell office:value-type="string">
            <text:p>modis</text:p>
          </table:table-cell>
          <table:table-cell office:value-type="string">
            <text:p>Los Repollos ? Cuesta del Ternero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9.0000000000000000"/>
          <table:table-cell office:value-type="string">
            <text:p>2009_28</text:p>
          </table:table-cell>
          <table:table-cell office:value-type="float" office:value="483.5628517481374047"/>
          <table:table-cell office:value-type="string">
            <text:p>2009-01-16</text:p>
          </table:table-cell>
          <table:table-cell office:value-type="string">
            <text:p>2009-01-16</text:p>
          </table:table-cell>
          <table:table-cell office:value-type="string">
            <text:p>2009-01-16</text:p>
          </table:table-cell>
          <table:table-cell office:value-type="string">
            <text:p>modis</text:p>
          </table:table-cell>
          <table:table-cell office:value-type="string">
            <text:p>Los Repollos ? Cuesta del Ternero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9.0000000000000000"/>
          <table:table-cell office:value-type="string">
            <text:p>2009_3</text:p>
          </table:table-cell>
          <table:table-cell office:value-type="float" office:value="46.6406427862879056"/>
          <table:table-cell office:value-type="string">
            <text:p>2008-12-15</text:p>
          </table:table-cell>
          <table:table-cell office:value-type="string">
            <text:p>2008-12-15</text:p>
          </table:table-cell>
          <table:table-cell office:value-type="string">
            <text:p>2008-12-15</text:p>
          </table:table-cell>
          <table:table-cell office:value-type="string">
            <text:p>modis_hotspot</text:p>
          </table:table-cell>
          <table:table-cell office:value-type="string">
            <text:p>2009_3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9.0000000000000000"/>
          <table:table-cell office:value-type="string">
            <text:p>2009_55</text:p>
          </table:table-cell>
          <table:table-cell office:value-type="float" office:value="42.2964483061602934"/>
          <table:table-cell office:value-type="string">
            <text:p>2009-01-25</text:p>
          </table:table-cell>
          <table:table-cell office:value-type="string">
            <text:p>2009-01-23</text:p>
          </table:table-cell>
          <table:table-cell office:value-type="string">
            <text:p>2009-01-27</text:p>
          </table:table-cell>
          <table:table-cell office:value-type="string">
            <text:p>modis_hotspot</text:p>
          </table:table-cell>
          <table:table-cell office:value-type="string">
            <text:p>2009_55</text:p>
          </table:table-cell>
          <table:table-cell office:value-type="string">
            <text:p>2009_55_56 could be the same event</text:p>
          </table:table-cell>
          <table:table-cell office:value-type="float" office:value="1"/>
        </table:table-row>
        <table:table-row>
          <table:table-cell office:value-type="float" office:value="2009.0000000000000000"/>
          <table:table-cell office:value-type="string">
            <text:p>2009_56</text:p>
          </table:table-cell>
          <table:table-cell office:value-type="float" office:value="17.9951909271450425"/>
          <table:table-cell office:value-type="string">
            <text:p>2009-01-25</text:p>
          </table:table-cell>
          <table:table-cell office:value-type="string">
            <text:p>2009-01-23</text:p>
          </table:table-cell>
          <table:table-cell office:value-type="string">
            <text:p>2009-01-27</text:p>
          </table:table-cell>
          <table:table-cell office:value-type="string">
            <text:p>modis_hotspot</text:p>
          </table:table-cell>
          <table:table-cell office:value-type="string">
            <text:p>2009_56</text:p>
          </table:table-cell>
          <table:table-cell office:value-type="string">
            <text:p>2009_55_56 could be the same event</text:p>
          </table:table-cell>
          <table:table-cell office:value-type="float" office:value="1"/>
        </table:table-row>
        <table:table-row>
          <table:table-cell office:value-type="float" office:value="2009.0000000000000000"/>
          <table:table-cell office:value-type="string">
            <text:p>2009_64</text:p>
          </table:table-cell>
          <table:table-cell office:value-type="float" office:value="13.7293394482209958"/>
          <table:table-cell office:value-type="string">
            <text:p>2008-09-07</text:p>
          </table:table-cell>
          <table:table-cell office:value-type="string">
            <text:p>2008-07-29</text:p>
          </table:table-cell>
          <table:table-cell office:value-type="string">
            <text:p>2008-10-16</text:p>
          </table:table-cell>
          <table:table-cell office:value-type="string">
            <text:p>landsat</text:p>
          </table:table-cell>
          <table:table-cell office:value-type="string">
            <text:p>2009_64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09.0000000000000000"/>
          <table:table-cell office:value-type="string">
            <text:p>2009_67</text:p>
          </table:table-cell>
          <table:table-cell office:value-type="float" office:value="35.4410704864215660"/>
          <table:table-cell office:value-type="string">
            <text:p>2008-11-02</text:p>
          </table:table-cell>
          <table:table-cell office:value-type="string">
            <text:p>2008-11-02</text:p>
          </table:table-cell>
          <table:table-cell office:value-type="string">
            <text:p>2008-11-02</text:p>
          </table:table-cell>
          <table:table-cell office:value-type="string">
            <text:p>modis_hotspot</text:p>
          </table:table-cell>
          <table:table-cell office:value-type="string">
            <text:p>2009_67</text:p>
          </table:table-cell>
          <table:table-cell office:value-type="string">
            <text:p>2009_67_68_69 could be the same event</text:p>
          </table:table-cell>
          <table:table-cell office:value-type="float" office:value="1"/>
        </table:table-row>
        <table:table-row>
          <table:table-cell office:value-type="float" office:value="2009.0000000000000000"/>
          <table:table-cell office:value-type="string">
            <text:p>2009_68</text:p>
          </table:table-cell>
          <table:table-cell office:value-type="float" office:value="30.5504601728374041"/>
          <table:table-cell office:value-type="string">
            <text:p>2008-11-02</text:p>
          </table:table-cell>
          <table:table-cell office:value-type="string">
            <text:p>2008-11-02</text:p>
          </table:table-cell>
          <table:table-cell office:value-type="string">
            <text:p>2008-11-02</text:p>
          </table:table-cell>
          <table:table-cell office:value-type="string">
            <text:p>modis_hotspot</text:p>
          </table:table-cell>
          <table:table-cell office:value-type="string">
            <text:p>2009_68</text:p>
          </table:table-cell>
          <table:table-cell office:value-type="string">
            <text:p>2009_67_68_69 could be the same event</text:p>
          </table:table-cell>
          <table:table-cell office:value-type="float" office:value="1"/>
        </table:table-row>
        <table:table-row>
          <table:table-cell office:value-type="float" office:value="2009.0000000000000000"/>
          <table:table-cell office:value-type="string">
            <text:p>2009_69</text:p>
          </table:table-cell>
          <table:table-cell office:value-type="float" office:value="193.0324911106089871"/>
          <table:table-cell office:value-type="string">
            <text:p>2008-11-02</text:p>
          </table:table-cell>
          <table:table-cell office:value-type="string">
            <text:p>2008-11-02</text:p>
          </table:table-cell>
          <table:table-cell office:value-type="string">
            <text:p>2008-11-02</text:p>
          </table:table-cell>
          <table:table-cell office:value-type="string">
            <text:p>modis_hotspot</text:p>
          </table:table-cell>
          <table:table-cell office:value-type="string">
            <text:p>2009_69</text:p>
          </table:table-cell>
          <table:table-cell office:value-type="string">
            <text:p>2009_67_68_69 could be the same event</text:p>
          </table:table-cell>
          <table:table-cell office:value-type="float" office:value="1"/>
        </table:table-row>
        <table:table-row>
          <table:table-cell office:value-type="float" office:value="2010.0000000000000000"/>
          <table:table-cell office:value-type="string">
            <text:p>2010_-1740725272_r</text:p>
          </table:table-cell>
          <table:table-cell office:value-type="float" office:value="32.4467358614091523"/>
          <table:table-cell office:value-type="string">
            <text:p>2009-09-30</text:p>
          </table:table-cell>
          <table:table-cell office:value-type="string">
            <text:p>2009-09-30</text:p>
          </table:table-cell>
          <table:table-cell office:value-type="string">
            <text:p>2009-09-30</text:p>
          </table:table-cell>
          <table:table-cell office:value-type="string">
            <text:p>modis_hotspot</text:p>
          </table:table-cell>
          <table:table-cell office:value-type="string">
            <text:p>2010_-1740725272_r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0.0000000000000000"/>
          <table:table-cell office:value-type="string">
            <text:p>2010_1846812908</text:p>
          </table:table-cell>
          <table:table-cell office:value-type="float" office:value="21.3193118929127188"/>
          <table:table-cell office:value-type="string">
            <text:p>2009-10-01</text:p>
          </table:table-cell>
          <table:table-cell office:value-type="string">
            <text:p>2009-09-28</text:p>
          </table:table-cell>
          <table:table-cell office:value-type="string">
            <text:p>2009-10-04</text:p>
          </table:table-cell>
          <table:table-cell office:value-type="string">
            <text:p>landsat</text:p>
          </table:table-cell>
          <table:table-cell office:value-type="string">
            <text:p>2010_1846812908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0.0000000000000000"/>
          <table:table-cell office:value-type="string">
            <text:p>2010_2103415071</text:p>
          </table:table-cell>
          <table:table-cell office:value-type="float" office:value="275.4510918980204792"/>
          <table:table-cell office:value-type="string">
            <text:p>2010-03-11</text:p>
          </table:table-cell>
          <table:table-cell office:value-type="string">
            <text:p>2010-03-10</text:p>
          </table:table-cell>
          <table:table-cell office:value-type="string">
            <text:p>2010-03-13</text:p>
          </table:table-cell>
          <table:table-cell office:value-type="string">
            <text:p>modis_hotspot</text:p>
          </table:table-cell>
          <table:table-cell office:value-type="string">
            <text:p>2010_2103415071</text:p>
          </table:table-cell>
          <table:table-cell office:value-type="string">
            <text:p>NA</text:p>
          </table:table-cell>
          <table:table-cell office:value-type="float" office:value="3"/>
        </table:table-row>
        <table:table-row>
          <table:table-cell office:value-type="float" office:value="2011.0000000000000000"/>
          <table:table-cell office:value-type="string">
            <text:p>2011_-1870957679</text:p>
          </table:table-cell>
          <table:table-cell office:value-type="float" office:value="35.6251228613853073"/>
          <table:table-cell office:value-type="string">
            <text:p>2010-09-30</text:p>
          </table:table-cell>
          <table:table-cell office:value-type="string">
            <text:p>2010-09-30</text:p>
          </table:table-cell>
          <table:table-cell office:value-type="string">
            <text:p>2010-09-30</text:p>
          </table:table-cell>
          <table:table-cell office:value-type="string">
            <text:p>modis_hotspot</text:p>
          </table:table-cell>
          <table:table-cell office:value-type="string">
            <text:p>2011_-1870957679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1.0000000000000000"/>
          <table:table-cell office:value-type="string">
            <text:p>2011_18</text:p>
          </table:table-cell>
          <table:table-cell office:value-type="float" office:value="684.2716818424111125"/>
          <table:table-cell office:value-type="string">
            <text:p>2011-03-01</text:p>
          </table:table-cell>
          <table:table-cell office:value-type="string">
            <text:p>2011-03-01</text:p>
          </table:table-cell>
          <table:table-cell office:value-type="string">
            <text:p>2011-03-01</text:p>
          </table:table-cell>
          <table:table-cell office:value-type="string">
            <text:p>modis_hotspot</text:p>
          </table:table-cell>
          <table:table-cell office:value-type="string">
            <text:p>Patriada 2011</text:p>
          </table:table-cell>
          <table:table-cell office:value-type="string">
            <text:p>2011_19_18 could be the same event</text:p>
          </table:table-cell>
          <table:table-cell office:value-type="float" office:value="1"/>
        </table:table-row>
        <table:table-row>
          <table:table-cell office:value-type="float" office:value="2011.0000000000000000"/>
          <table:table-cell office:value-type="string">
            <text:p>2011_1832849531</text:p>
          </table:table-cell>
          <table:table-cell office:value-type="float" office:value="48.2170899620380382"/>
          <table:table-cell office:value-type="string">
            <text:p>2010-09-30</text:p>
          </table:table-cell>
          <table:table-cell office:value-type="string">
            <text:p>2010-09-30</text:p>
          </table:table-cell>
          <table:table-cell office:value-type="string">
            <text:p>2010-09-30</text:p>
          </table:table-cell>
          <table:table-cell office:value-type="string">
            <text:p>modis_hotspot</text:p>
          </table:table-cell>
          <table:table-cell office:value-type="string">
            <text:p>2011_1832849531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1.0000000000000000"/>
          <table:table-cell office:value-type="string">
            <text:p>2011_19</text:p>
          </table:table-cell>
          <table:table-cell office:value-type="float" office:value="236.4676450741505960"/>
          <table:table-cell office:value-type="string">
            <text:p>2011-03-01</text:p>
          </table:table-cell>
          <table:table-cell office:value-type="string">
            <text:p>2011-03-01</text:p>
          </table:table-cell>
          <table:table-cell office:value-type="string">
            <text:p>2011-03-01</text:p>
          </table:table-cell>
          <table:table-cell office:value-type="string">
            <text:p>modis_hotspot</text:p>
          </table:table-cell>
          <table:table-cell office:value-type="string">
            <text:p>2011_19</text:p>
          </table:table-cell>
          <table:table-cell office:value-type="string">
            <text:p>2011_19_18 could be the same event</text:p>
          </table:table-cell>
          <table:table-cell office:value-type="float" office:value="1"/>
        </table:table-row>
        <table:table-row>
          <table:table-cell office:value-type="float" office:value="2011.0000000000000000"/>
          <table:table-cell office:value-type="string">
            <text:p>2011_2084438518</text:p>
          </table:table-cell>
          <table:table-cell office:value-type="float" office:value="79.0631953185336442"/>
          <table:table-cell office:value-type="string">
            <text:p>2010-10-15</text:p>
          </table:table-cell>
          <table:table-cell office:value-type="string">
            <text:p>2010-10-14</text:p>
          </table:table-cell>
          <table:table-cell office:value-type="string">
            <text:p>2010-10-16</text:p>
          </table:table-cell>
          <table:table-cell office:value-type="string">
            <text:p>modis_hotspot</text:p>
          </table:table-cell>
          <table:table-cell office:value-type="string">
            <text:p>2011_2084438518</text:p>
          </table:table-cell>
          <table:table-cell office:value-type="string">
            <text:p>NA</text:p>
          </table:table-cell>
          <table:table-cell office:value-type="float" office:value="3"/>
        </table:table-row>
        <table:table-row>
          <table:table-cell office:value-type="float" office:value="2012.0000000000000000"/>
          <table:table-cell office:value-type="string">
            <text:p>2012_1655398457</text:p>
          </table:table-cell>
          <table:table-cell office:value-type="float" office:value="10.3744716380799922"/>
          <table:table-cell office:value-type="string">
            <text:p>2011-12-18</text:p>
          </table:table-cell>
          <table:table-cell office:value-type="string">
            <text:p>2011-12-18</text:p>
          </table:table-cell>
          <table:table-cell office:value-type="string">
            <text:p>2011-12-18</text:p>
          </table:table-cell>
          <table:table-cell office:value-type="string">
            <text:p>modis_hotspot</text:p>
          </table:table-cell>
          <table:table-cell office:value-type="string">
            <text:p>2012_1655398457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2.0000000000000000"/>
          <table:table-cell office:value-type="string">
            <text:p>2012_2</text:p>
          </table:table-cell>
          <table:table-cell office:value-type="float" office:value="51.1687806138830652"/>
          <table:table-cell office:value-type="string">
            <text:p>2012-01-06</text:p>
          </table:table-cell>
          <table:table-cell office:value-type="string">
            <text:p>2012-01-06</text:p>
          </table:table-cell>
          <table:table-cell office:value-type="string">
            <text:p>2012-01-07</text:p>
          </table:table-cell>
          <table:table-cell office:value-type="string">
            <text:p>modis_hotspot</text:p>
          </table:table-cell>
          <table:table-cell office:value-type="string">
            <text:p>2012_2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2.0000000000000000"/>
          <table:table-cell office:value-type="string">
            <text:p>2012_23</text:p>
          </table:table-cell>
          <table:table-cell office:value-type="float" office:value="12.6062303587013869"/>
          <table:table-cell office:value-type="string">
            <text:p>2011-09-06</text:p>
          </table:table-cell>
          <table:table-cell office:value-type="string">
            <text:p>2011-05-17</text:p>
          </table:table-cell>
          <table:table-cell office:value-type="string">
            <text:p>2011-12-27</text:p>
          </table:table-cell>
          <table:table-cell office:value-type="string">
            <text:p>landsat</text:p>
          </table:table-cell>
          <table:table-cell office:value-type="string">
            <text:p>2012_23</text:p>
          </table:table-cell>
          <table:table-cell office:value-type="string">
            <text:p>uncertain_year</text:p>
          </table:table-cell>
          <table:table-cell office:value-type="float" office:value="1"/>
        </table:table-row>
        <table:table-row>
          <table:table-cell office:value-type="float" office:value="2012.0000000000000000"/>
          <table:table-cell office:value-type="string">
            <text:p>2012_57</text:p>
          </table:table-cell>
          <table:table-cell office:value-type="float" office:value="2595.8167668677924667"/>
          <table:table-cell office:value-type="string">
            <text:p>2012-01-06</text:p>
          </table:table-cell>
          <table:table-cell office:value-type="string">
            <text:p>2012-01-04</text:p>
          </table:table-cell>
          <table:table-cell office:value-type="string">
            <text:p>2012-01-07</text:p>
          </table:table-cell>
          <table:table-cell office:value-type="string">
            <text:p>modis</text:p>
          </table:table-cell>
          <table:table-cell office:value-type="string">
            <text:p>2012_57</text:p>
          </table:table-cell>
          <table:table-cell office:value-type="string">
            <text:p>2012_57_58 could be the same event</text:p>
          </table:table-cell>
          <table:table-cell office:value-type="float" office:value="1"/>
        </table:table-row>
        <table:table-row>
          <table:table-cell office:value-type="float" office:value="2012.0000000000000000"/>
          <table:table-cell office:value-type="string">
            <text:p>2012_58</text:p>
          </table:table-cell>
          <table:table-cell office:value-type="float" office:value="1210.7303032183142477"/>
          <table:table-cell office:value-type="string">
            <text:p>2012-01-06</text:p>
          </table:table-cell>
          <table:table-cell office:value-type="string">
            <text:p>2012-01-04</text:p>
          </table:table-cell>
          <table:table-cell office:value-type="string">
            <text:p>2012-01-07</text:p>
          </table:table-cell>
          <table:table-cell office:value-type="string">
            <text:p>modis</text:p>
          </table:table-cell>
          <table:table-cell office:value-type="string">
            <text:p>2012_58</text:p>
          </table:table-cell>
          <table:table-cell office:value-type="string">
            <text:p>2012_57_58 could be the same event</text:p>
          </table:table-cell>
          <table:table-cell office:value-type="float" office:value="1"/>
        </table:table-row>
        <table:table-row>
          <table:table-cell office:value-type="float" office:value="2012.0000000000000000"/>
          <table:table-cell office:value-type="string">
            <text:p>2012_71</text:p>
          </table:table-cell>
          <table:table-cell office:value-type="float" office:value="118.6389390067397187"/>
          <table:table-cell office:value-type="string">
            <text:p>2011-12-16</text:p>
          </table:table-cell>
          <table:table-cell office:value-type="string">
            <text:p>2011-12-16</text:p>
          </table:table-cell>
          <table:table-cell office:value-type="string">
            <text:p>2011-12-16</text:p>
          </table:table-cell>
          <table:table-cell office:value-type="string">
            <text:p>modis_hotspot</text:p>
          </table:table-cell>
          <table:table-cell office:value-type="string">
            <text:p>2012_71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2.0000000000000000"/>
          <table:table-cell office:value-type="string">
            <text:p>2012_74</text:p>
          </table:table-cell>
          <table:table-cell office:value-type="float" office:value="26.7872551062795878"/>
          <table:table-cell office:value-type="string">
            <text:p>2012-01-02</text:p>
          </table:table-cell>
          <table:table-cell office:value-type="string">
            <text:p>2011-12-29</text:p>
          </table:table-cell>
          <table:table-cell office:value-type="string">
            <text:p>2012-01-05</text:p>
          </table:table-cell>
          <table:table-cell office:value-type="string">
            <text:p>landsat</text:p>
          </table:table-cell>
          <table:table-cell office:value-type="string">
            <text:p>2012_74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2.0000000000000000"/>
          <table:table-cell office:value-type="string">
            <text:p>2012_75</text:p>
          </table:table-cell>
          <table:table-cell office:value-type="float" office:value="51.3916081244177860"/>
          <table:table-cell office:value-type="string">
            <text:p>2012-01-01</text:p>
          </table:table-cell>
          <table:table-cell office:value-type="string">
            <text:p>2012-01-01</text:p>
          </table:table-cell>
          <table:table-cell office:value-type="string">
            <text:p>2012-01-01</text:p>
          </table:table-cell>
          <table:table-cell office:value-type="string">
            <text:p>modis_hotspot</text:p>
          </table:table-cell>
          <table:table-cell office:value-type="string">
            <text:p>2012_75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2.0000000000000000"/>
          <table:table-cell office:value-type="string">
            <text:p>2012_79N</text:p>
          </table:table-cell>
          <table:table-cell office:value-type="float" office:value="31.8279071525450625"/>
          <table:table-cell office:value-type="string">
            <text:p>2011-12-18</text:p>
          </table:table-cell>
          <table:table-cell office:value-type="string">
            <text:p>2011-12-18</text:p>
          </table:table-cell>
          <table:table-cell office:value-type="string">
            <text:p>2011-12-18</text:p>
          </table:table-cell>
          <table:table-cell office:value-type="string">
            <text:p>modis_hotspot</text:p>
          </table:table-cell>
          <table:table-cell office:value-type="string">
            <text:p>2012_79N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2.0000000000000000"/>
          <table:table-cell office:value-type="string">
            <text:p>2012_87</text:p>
          </table:table-cell>
          <table:table-cell office:value-type="float" office:value="58.9060171424500467"/>
          <table:table-cell office:value-type="string">
            <text:p>2011-10-31</text:p>
          </table:table-cell>
          <table:table-cell office:value-type="string">
            <text:p>2011-10-31</text:p>
          </table:table-cell>
          <table:table-cell office:value-type="string">
            <text:p>2011-10-31</text:p>
          </table:table-cell>
          <table:table-cell office:value-type="string">
            <text:p>modis_hotspot</text:p>
          </table:table-cell>
          <table:table-cell office:value-type="string">
            <text:p>2012_87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3.0000000000000000"/>
          <table:table-cell office:value-type="string">
            <text:p>2013_12</text:p>
          </table:table-cell>
          <table:table-cell office:value-type="float" office:value="10.5633381266343278"/>
          <table:table-cell office:value-type="string">
            <text:p>2013-02-08</text:p>
          </table:table-cell>
          <table:table-cell office:value-type="string">
            <text:p>2013-02-08</text:p>
          </table:table-cell>
          <table:table-cell office:value-type="string">
            <text:p>2013-02-08</text:p>
          </table:table-cell>
          <table:table-cell office:value-type="string">
            <text:p>modis_hotspot</text:p>
          </table:table-cell>
          <table:table-cell office:value-type="string">
            <text:p>2013_12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3.0000000000000000"/>
          <table:table-cell office:value-type="string">
            <text:p>2013_1905274364_r</text:p>
          </table:table-cell>
          <table:table-cell office:value-type="float" office:value="20.5250210017438377"/>
          <table:table-cell office:value-type="string">
            <text:p>2013-04-18</text:p>
          </table:table-cell>
          <table:table-cell office:value-type="string">
            <text:p>2013-04-18</text:p>
          </table:table-cell>
          <table:table-cell office:value-type="string">
            <text:p>2013-04-18</text:p>
          </table:table-cell>
          <table:table-cell office:value-type="string">
            <text:p>modis_hotspot</text:p>
          </table:table-cell>
          <table:table-cell office:value-type="string">
            <text:p>2013_1905274364_r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3.0000000000000000"/>
          <table:table-cell office:value-type="string">
            <text:p>2013_2066049993</text:p>
          </table:table-cell>
          <table:table-cell office:value-type="float" office:value="25.7538827295084296"/>
          <table:table-cell office:value-type="string">
            <text:p>2013-02-24</text:p>
          </table:table-cell>
          <table:table-cell office:value-type="string">
            <text:p>2013-01-23</text:p>
          </table:table-cell>
          <table:table-cell office:value-type="string">
            <text:p>2013-03-28</text:p>
          </table:table-cell>
          <table:table-cell office:value-type="string">
            <text:p>landsat</text:p>
          </table:table-cell>
          <table:table-cell office:value-type="string">
            <text:p>2013_2066049993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3.0000000000000000"/>
          <table:table-cell office:value-type="string">
            <text:p>2013_30</text:p>
          </table:table-cell>
          <table:table-cell office:value-type="float" office:value="70.3540671273264167"/>
          <table:table-cell office:value-type="string">
            <text:p>2013-02-01</text:p>
          </table:table-cell>
          <table:table-cell office:value-type="string">
            <text:p>2013-01-16</text:p>
          </table:table-cell>
          <table:table-cell office:value-type="string">
            <text:p>2013-02-17</text:p>
          </table:table-cell>
          <table:table-cell office:value-type="string">
            <text:p>landsat</text:p>
          </table:table-cell>
          <table:table-cell office:value-type="string">
            <text:p>2013_30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3.0000000000000000"/>
          <table:table-cell office:value-type="string">
            <text:p>2013_32</text:p>
          </table:table-cell>
          <table:table-cell office:value-type="float" office:value="12.5124999304802174"/>
          <table:table-cell office:value-type="string">
            <text:p>2013-01-28</text:p>
          </table:table-cell>
          <table:table-cell office:value-type="string">
            <text:p>2013-01-16</text:p>
          </table:table-cell>
          <table:table-cell office:value-type="string">
            <text:p>2013-02-08</text:p>
          </table:table-cell>
          <table:table-cell office:value-type="string">
            <text:p>landsat</text:p>
          </table:table-cell>
          <table:table-cell office:value-type="string">
            <text:p>2013_32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-1075171770</text:p>
          </table:table-cell>
          <table:table-cell office:value-type="float" office:value="805.8514108933537727"/>
          <table:table-cell office:value-type="string">
            <text:p>2016-01-21</text:p>
          </table:table-cell>
          <table:table-cell office:value-type="string">
            <text:p>2016-01-09</text:p>
          </table:table-cell>
          <table:table-cell office:value-type="string">
            <text:p>2016-02-02</text:p>
          </table:table-cell>
          <table:table-cell office:value-type="string">
            <text:p>landsat</text:p>
          </table:table-cell>
          <table:table-cell office:value-type="string">
            <text:p>2016_-1075171770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4.0000000000000000"/>
          <table:table-cell office:value-type="string">
            <text:p>2014_1</text:p>
          </table:table-cell>
          <table:table-cell office:value-type="float" office:value="1825.0817876653024996"/>
          <table:table-cell office:value-type="string">
            <text:p>2014-01-17</text:p>
          </table:table-cell>
          <table:table-cell office:value-type="string">
            <text:p>2014-01-17</text:p>
          </table:table-cell>
          <table:table-cell office:value-type="string">
            <text:p>2014-01-18</text:p>
          </table:table-cell>
          <table:table-cell office:value-type="string">
            <text:p>modis</text:p>
          </table:table-cell>
          <table:table-cell office:value-type="string">
            <text:p>Ñorquinco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4.0000000000000000"/>
          <table:table-cell office:value-type="string">
            <text:p>2014_1006684782</text:p>
          </table:table-cell>
          <table:table-cell office:value-type="float" office:value="12.1678688778588047"/>
          <table:table-cell office:value-type="string">
            <text:p>2013-10-14</text:p>
          </table:table-cell>
          <table:table-cell office:value-type="string">
            <text:p>2013-10-06</text:p>
          </table:table-cell>
          <table:table-cell office:value-type="string">
            <text:p>2013-10-23</text:p>
          </table:table-cell>
          <table:table-cell office:value-type="string">
            <text:p>landsat</text:p>
          </table:table-cell>
          <table:table-cell office:value-type="string">
            <text:p>2014_1006684782</text:p>
          </table:table-cell>
          <table:table-cell office:value-type="string">
            <text:p>NA</text:p>
          </table:table-cell>
          <table:table-cell office:value-type="float" office:value="3"/>
        </table:table-row>
        <table:table-row>
          <table:table-cell office:value-type="float" office:value="2014.0000000000000000"/>
          <table:table-cell office:value-type="string">
            <text:p>2014_1010415027</text:p>
          </table:table-cell>
          <table:table-cell office:value-type="float" office:value="38.2694425564455329"/>
          <table:table-cell office:value-type="string">
            <text:p>2014-03-07</text:p>
          </table:table-cell>
          <table:table-cell office:value-type="string">
            <text:p>2014-02-19</text:p>
          </table:table-cell>
          <table:table-cell office:value-type="string">
            <text:p>2014-03-23</text:p>
          </table:table-cell>
          <table:table-cell office:value-type="string">
            <text:p>landsat</text:p>
          </table:table-cell>
          <table:table-cell office:value-type="string">
            <text:p>2014_1010415027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4.0000000000000000"/>
          <table:table-cell office:value-type="string">
            <text:p>2014_105</text:p>
          </table:table-cell>
          <table:table-cell office:value-type="float" office:value="30.3768623875886163"/>
          <table:table-cell office:value-type="string">
            <text:p>2013-12-05</text:p>
          </table:table-cell>
          <table:table-cell office:value-type="string">
            <text:p>2013-12-05</text:p>
          </table:table-cell>
          <table:table-cell office:value-type="string">
            <text:p>2013-12-05</text:p>
          </table:table-cell>
          <table:table-cell office:value-type="string">
            <text:p>modis_hotspot</text:p>
          </table:table-cell>
          <table:table-cell office:value-type="string">
            <text:p>2014_105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4.0000000000000000"/>
          <table:table-cell office:value-type="string">
            <text:p>2014_106</text:p>
          </table:table-cell>
          <table:table-cell office:value-type="float" office:value="110.1360796283998553"/>
          <table:table-cell office:value-type="string">
            <text:p>2013-10-26</text:p>
          </table:table-cell>
          <table:table-cell office:value-type="string">
            <text:p>2013-10-26</text:p>
          </table:table-cell>
          <table:table-cell office:value-type="string">
            <text:p>2013-10-26</text:p>
          </table:table-cell>
          <table:table-cell office:value-type="string">
            <text:p>modis_hotspot</text:p>
          </table:table-cell>
          <table:table-cell office:value-type="string">
            <text:p>2014_106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4.0000000000000000"/>
          <table:table-cell office:value-type="string">
            <text:p>2014_107</text:p>
          </table:table-cell>
          <table:table-cell office:value-type="float" office:value="44.5585329168791588"/>
          <table:table-cell office:value-type="string">
            <text:p>2013-10-25</text:p>
          </table:table-cell>
          <table:table-cell office:value-type="string">
            <text:p>2013-10-25</text:p>
          </table:table-cell>
          <table:table-cell office:value-type="string">
            <text:p>2013-10-25</text:p>
          </table:table-cell>
          <table:table-cell office:value-type="string">
            <text:p>modis_hotspot</text:p>
          </table:table-cell>
          <table:table-cell office:value-type="string">
            <text:p>2014_107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4.0000000000000000"/>
          <table:table-cell office:value-type="string">
            <text:p>2014_111</text:p>
          </table:table-cell>
          <table:table-cell office:value-type="float" office:value="26.0450095524696366"/>
          <table:table-cell office:value-type="string">
            <text:p>2013-11-04</text:p>
          </table:table-cell>
          <table:table-cell office:value-type="string">
            <text:p>2013-10-23</text:p>
          </table:table-cell>
          <table:table-cell office:value-type="string">
            <text:p>2013-11-15</text:p>
          </table:table-cell>
          <table:table-cell office:value-type="string">
            <text:p>landsat</text:p>
          </table:table-cell>
          <table:table-cell office:value-type="string">
            <text:p>2014_111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4.0000000000000000"/>
          <table:table-cell office:value-type="string">
            <text:p>2014_115</text:p>
          </table:table-cell>
          <table:table-cell office:value-type="float" office:value="243.6300456997734045"/>
          <table:table-cell office:value-type="string">
            <text:p>2014-03-04</text:p>
          </table:table-cell>
          <table:table-cell office:value-type="string">
            <text:p>2014-03-04</text:p>
          </table:table-cell>
          <table:table-cell office:value-type="string">
            <text:p>2014-03-04</text:p>
          </table:table-cell>
          <table:table-cell office:value-type="string">
            <text:p>modis</text:p>
          </table:table-cell>
          <table:table-cell office:value-type="string">
            <text:p>2014_115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4.0000000000000000"/>
          <table:table-cell office:value-type="string">
            <text:p>2014_120</text:p>
          </table:table-cell>
          <table:table-cell office:value-type="float" office:value="77.8197518838326658"/>
          <table:table-cell office:value-type="string">
            <text:p>2014-02-16</text:p>
          </table:table-cell>
          <table:table-cell office:value-type="string">
            <text:p>2014-02-12</text:p>
          </table:table-cell>
          <table:table-cell office:value-type="string">
            <text:p>2014-02-19</text:p>
          </table:table-cell>
          <table:table-cell office:value-type="string">
            <text:p>landsat</text:p>
          </table:table-cell>
          <table:table-cell office:value-type="string">
            <text:p>2014_120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4.0000000000000000"/>
          <table:table-cell office:value-type="string">
            <text:p>2014_126</text:p>
          </table:table-cell>
          <table:table-cell office:value-type="float" office:value="460.2423558692227061"/>
          <table:table-cell office:value-type="string">
            <text:p>2013-10-26</text:p>
          </table:table-cell>
          <table:table-cell office:value-type="string">
            <text:p>2013-10-26</text:p>
          </table:table-cell>
          <table:table-cell office:value-type="string">
            <text:p>2013-10-26</text:p>
          </table:table-cell>
          <table:table-cell office:value-type="string">
            <text:p>modis</text:p>
          </table:table-cell>
          <table:table-cell office:value-type="string">
            <text:p>2014_126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4.0000000000000000"/>
          <table:table-cell office:value-type="string">
            <text:p>2014_1747194609</text:p>
          </table:table-cell>
          <table:table-cell office:value-type="float" office:value="13.4855660374751700"/>
          <table:table-cell office:value-type="string">
            <text:p>2014-03-16</text:p>
          </table:table-cell>
          <table:table-cell office:value-type="string">
            <text:p>2014-03-08</text:p>
          </table:table-cell>
          <table:table-cell office:value-type="string">
            <text:p>2014-03-23</text:p>
          </table:table-cell>
          <table:table-cell office:value-type="string">
            <text:p>landsat</text:p>
          </table:table-cell>
          <table:table-cell office:value-type="string">
            <text:p>2014_1747194609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4.0000000000000000"/>
          <table:table-cell office:value-type="string">
            <text:p>2014_2110869018</text:p>
          </table:table-cell>
          <table:table-cell office:value-type="float" office:value="17.4302643621197042"/>
          <table:table-cell office:value-type="string">
            <text:p>2013-10-15</text:p>
          </table:table-cell>
          <table:table-cell office:value-type="string">
            <text:p>2013-10-07</text:p>
          </table:table-cell>
          <table:table-cell office:value-type="string">
            <text:p>2013-10-23</text:p>
          </table:table-cell>
          <table:table-cell office:value-type="string">
            <text:p>landsat</text:p>
          </table:table-cell>
          <table:table-cell office:value-type="string">
            <text:p>2014_2110869018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4.0000000000000000"/>
          <table:table-cell office:value-type="string">
            <text:p>2014_2131156326</text:p>
          </table:table-cell>
          <table:table-cell office:value-type="float" office:value="74.3623906256863449"/>
          <table:table-cell office:value-type="string">
            <text:p>2013-11-04</text:p>
          </table:table-cell>
          <table:table-cell office:value-type="string">
            <text:p>2013-10-23</text:p>
          </table:table-cell>
          <table:table-cell office:value-type="string">
            <text:p>2013-11-16</text:p>
          </table:table-cell>
          <table:table-cell office:value-type="string">
            <text:p>landsat</text:p>
          </table:table-cell>
          <table:table-cell office:value-type="string">
            <text:p>2014_2131156326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4.0000000000000000"/>
          <table:table-cell office:value-type="string">
            <text:p>2014_3</text:p>
          </table:table-cell>
          <table:table-cell office:value-type="float" office:value="853.8148936648029803"/>
          <table:table-cell office:value-type="string">
            <text:p>2014-01-16</text:p>
          </table:table-cell>
          <table:table-cell office:value-type="string">
            <text:p>2014-01-14</text:p>
          </table:table-cell>
          <table:table-cell office:value-type="string">
            <text:p>2014-01-17</text:p>
          </table:table-cell>
          <table:table-cell office:value-type="string">
            <text:p>modis</text:p>
          </table:table-cell>
          <table:table-cell office:value-type="string">
            <text:p>Rucachoroy</text:p>
          </table:table-cell>
          <table:table-cell office:value-type="string">
            <text:p>2014_3_4 same fire event</text:p>
          </table:table-cell>
          <table:table-cell office:value-type="float" office:value="1"/>
        </table:table-row>
        <table:table-row>
          <table:table-cell office:value-type="float" office:value="2014.0000000000000000"/>
          <table:table-cell office:value-type="string">
            <text:p>2014_4</text:p>
          </table:table-cell>
          <table:table-cell office:value-type="float" office:value="327.2586444339966079"/>
          <table:table-cell office:value-type="string">
            <text:p>2013-12-30</text:p>
          </table:table-cell>
          <table:table-cell office:value-type="string">
            <text:p>2013-12-30</text:p>
          </table:table-cell>
          <table:table-cell office:value-type="string">
            <text:p>2013-12-30</text:p>
          </table:table-cell>
          <table:table-cell office:value-type="string">
            <text:p>modis</text:p>
          </table:table-cell>
          <table:table-cell office:value-type="string">
            <text:p>Rucachoroy</text:p>
          </table:table-cell>
          <table:table-cell office:value-type="string">
            <text:p>2014_3_4 same fire event</text:p>
          </table:table-cell>
          <table:table-cell office:value-type="float" office:value="1"/>
        </table:table-row>
        <table:table-row>
          <table:table-cell office:value-type="float" office:value="2014.0000000000000000"/>
          <table:table-cell office:value-type="string">
            <text:p>2014_45</text:p>
          </table:table-cell>
          <table:table-cell office:value-type="float" office:value="169.7198147612601815"/>
          <table:table-cell office:value-type="string">
            <text:p>2013-10-27</text:p>
          </table:table-cell>
          <table:table-cell office:value-type="string">
            <text:p>2013-10-27</text:p>
          </table:table-cell>
          <table:table-cell office:value-type="string">
            <text:p>2013-10-27</text:p>
          </table:table-cell>
          <table:table-cell office:value-type="string">
            <text:p>modis_hotspot</text:p>
          </table:table-cell>
          <table:table-cell office:value-type="string">
            <text:p>Sierra Chata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4.0000000000000000"/>
          <table:table-cell office:value-type="string">
            <text:p>2014_603743496</text:p>
          </table:table-cell>
          <table:table-cell office:value-type="float" office:value="116.6365277812761292"/>
          <table:table-cell office:value-type="string">
            <text:p>2013-10-26</text:p>
          </table:table-cell>
          <table:table-cell office:value-type="string">
            <text:p>2013-10-06</text:p>
          </table:table-cell>
          <table:table-cell office:value-type="string">
            <text:p>2013-11-15</text:p>
          </table:table-cell>
          <table:table-cell office:value-type="string">
            <text:p>landsat</text:p>
          </table:table-cell>
          <table:table-cell office:value-type="string">
            <text:p>2014_603743496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4.0000000000000000"/>
          <table:table-cell office:value-type="string">
            <text:p>2014_79</text:p>
          </table:table-cell>
          <table:table-cell office:value-type="float" office:value="28.4693788978127209"/>
          <table:table-cell office:value-type="string">
            <text:p>2013-08-03</text:p>
          </table:table-cell>
          <table:table-cell office:value-type="string">
            <text:p>2013-06-08</text:p>
          </table:table-cell>
          <table:table-cell office:value-type="string">
            <text:p>2013-09-28</text:p>
          </table:table-cell>
          <table:table-cell office:value-type="string">
            <text:p>landsat</text:p>
          </table:table-cell>
          <table:table-cell office:value-type="string">
            <text:p>2014_79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5.0000000000000000"/>
          <table:table-cell office:value-type="string">
            <text:p>2015_-1152954329</text:p>
          </table:table-cell>
          <table:table-cell office:value-type="float" office:value="1457.9316933163070189"/>
          <table:table-cell office:value-type="string">
            <text:p>2015-03-02</text:p>
          </table:table-cell>
          <table:table-cell office:value-type="string">
            <text:p>2015-02-22</text:p>
          </table:table-cell>
          <table:table-cell office:value-type="string">
            <text:p>2015-03-10</text:p>
          </table:table-cell>
          <table:table-cell office:value-type="string">
            <text:p>landsat</text:p>
          </table:table-cell>
          <table:table-cell office:value-type="string">
            <text:p>2015_-1152954329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5.0000000000000000"/>
          <table:table-cell office:value-type="string">
            <text:p>2015_-1891182279</text:p>
          </table:table-cell>
          <table:table-cell office:value-type="float" office:value="15.4638225531593392"/>
          <table:table-cell office:value-type="string">
            <text:p>2015-01-05</text:p>
          </table:table-cell>
          <table:table-cell office:value-type="string">
            <text:p>2015-01-05</text:p>
          </table:table-cell>
          <table:table-cell office:value-type="string">
            <text:p>2015-01-05</text:p>
          </table:table-cell>
          <table:table-cell office:value-type="string">
            <text:p>modis</text:p>
          </table:table-cell>
          <table:table-cell office:value-type="string">
            <text:p>2015_-1891182279</text:p>
          </table:table-cell>
          <table:table-cell office:value-type="string">
            <text:p>NA</text:p>
          </table:table-cell>
          <table:table-cell office:value-type="float" office:value="3"/>
        </table:table-row>
        <table:table-row>
          <table:table-cell office:value-type="float" office:value="2015.0000000000000000"/>
          <table:table-cell office:value-type="string">
            <text:p>2015_-489265330</text:p>
          </table:table-cell>
          <table:table-cell office:value-type="float" office:value="21.3328079084393565"/>
          <table:table-cell office:value-type="string">
            <text:p>2015-03-19</text:p>
          </table:table-cell>
          <table:table-cell office:value-type="string">
            <text:p>2015-03-11</text:p>
          </table:table-cell>
          <table:table-cell office:value-type="string">
            <text:p>2015-03-26</text:p>
          </table:table-cell>
          <table:table-cell office:value-type="string">
            <text:p>landsat</text:p>
          </table:table-cell>
          <table:table-cell office:value-type="string">
            <text:p>2015_-489265330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5.0000000000000000"/>
          <table:table-cell office:value-type="string">
            <text:p>2015_10</text:p>
          </table:table-cell>
          <table:table-cell office:value-type="float" office:value="56.8920163300126802"/>
          <table:table-cell office:value-type="string">
            <text:p>2014-11-17</text:p>
          </table:table-cell>
          <table:table-cell office:value-type="string">
            <text:p>2014-11-17</text:p>
          </table:table-cell>
          <table:table-cell office:value-type="string">
            <text:p>2014-11-17</text:p>
          </table:table-cell>
          <table:table-cell office:value-type="string">
            <text:p>modis_hotspot</text:p>
          </table:table-cell>
          <table:table-cell office:value-type="string">
            <text:p>2015_10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5.0000000000000000"/>
          <table:table-cell office:value-type="string">
            <text:p>2015_11</text:p>
          </table:table-cell>
          <table:table-cell office:value-type="float" office:value="368.0790542171916400"/>
          <table:table-cell office:value-type="string">
            <text:p>2015-01-22</text:p>
          </table:table-cell>
          <table:table-cell office:value-type="string">
            <text:p>2015-01-20</text:p>
          </table:table-cell>
          <table:table-cell office:value-type="string">
            <text:p>2015-01-24</text:p>
          </table:table-cell>
          <table:table-cell office:value-type="string">
            <text:p>modis</text:p>
          </table:table-cell>
          <table:table-cell office:value-type="string">
            <text:p>2015_11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5.0000000000000000"/>
          <table:table-cell office:value-type="string">
            <text:p>2015_1415013825</text:p>
          </table:table-cell>
          <table:table-cell office:value-type="float" office:value="28.1949533778248487"/>
          <table:table-cell office:value-type="string">
            <text:p>2014-12-04</text:p>
          </table:table-cell>
          <table:table-cell office:value-type="string">
            <text:p>2014-11-26</text:p>
          </table:table-cell>
          <table:table-cell office:value-type="string">
            <text:p>2014-12-12</text:p>
          </table:table-cell>
          <table:table-cell office:value-type="string">
            <text:p>landsat</text:p>
          </table:table-cell>
          <table:table-cell office:value-type="string">
            <text:p>2015_1415013825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5.0000000000000000"/>
          <table:table-cell office:value-type="string">
            <text:p>2015_16</text:p>
          </table:table-cell>
          <table:table-cell office:value-type="float" office:value="867.4305565944673617"/>
          <table:table-cell office:value-type="string">
            <text:p>2015-01-04</text:p>
          </table:table-cell>
          <table:table-cell office:value-type="string">
            <text:p>2015-01-04</text:p>
          </table:table-cell>
          <table:table-cell office:value-type="string">
            <text:p>2015-01-05</text:p>
          </table:table-cell>
          <table:table-cell office:value-type="string">
            <text:p>modis</text:p>
          </table:table-cell>
          <table:table-cell office:value-type="string">
            <text:p>2015_16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5.0000000000000000"/>
          <table:table-cell office:value-type="string">
            <text:p>2015_1645413108</text:p>
          </table:table-cell>
          <table:table-cell office:value-type="float" office:value="63.6835207333130242"/>
          <table:table-cell office:value-type="string">
            <text:p>2015-03-02</text:p>
          </table:table-cell>
          <table:table-cell office:value-type="string">
            <text:p>2015-02-22</text:p>
          </table:table-cell>
          <table:table-cell office:value-type="string">
            <text:p>2015-03-10</text:p>
          </table:table-cell>
          <table:table-cell office:value-type="string">
            <text:p>landsat</text:p>
          </table:table-cell>
          <table:table-cell office:value-type="string">
            <text:p>2015_1645413108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5.0000000000000000"/>
          <table:table-cell office:value-type="string">
            <text:p>2015_1655872866</text:p>
          </table:table-cell>
          <table:table-cell office:value-type="float" office:value="87.2305752873788265"/>
          <table:table-cell office:value-type="string">
            <text:p>2015-02-14</text:p>
          </table:table-cell>
          <table:table-cell office:value-type="string">
            <text:p>2015-02-14</text:p>
          </table:table-cell>
          <table:table-cell office:value-type="string">
            <text:p>2015-02-14</text:p>
          </table:table-cell>
          <table:table-cell office:value-type="string">
            <text:p>modis</text:p>
          </table:table-cell>
          <table:table-cell office:value-type="string">
            <text:p>2015_1655872866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5.0000000000000000"/>
          <table:table-cell office:value-type="string">
            <text:p>2015_36</text:p>
          </table:table-cell>
          <table:table-cell office:value-type="float" office:value="18.1704487812642377"/>
          <table:table-cell office:value-type="string">
            <text:p>2014-12-08</text:p>
          </table:table-cell>
          <table:table-cell office:value-type="string">
            <text:p>2014-12-08</text:p>
          </table:table-cell>
          <table:table-cell office:value-type="string">
            <text:p>2014-12-08</text:p>
          </table:table-cell>
          <table:table-cell office:value-type="string">
            <text:p>modis_hotspot</text:p>
          </table:table-cell>
          <table:table-cell office:value-type="string">
            <text:p>2015_36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5.0000000000000000"/>
          <table:table-cell office:value-type="string">
            <text:p>2015_40</text:p>
          </table:table-cell>
          <table:table-cell office:value-type="float" office:value="2238.3733861231862647"/>
          <table:table-cell office:value-type="string">
            <text:p>2015-02-28</text:p>
          </table:table-cell>
          <table:table-cell office:value-type="string">
            <text:p>2015-02-02</text:p>
          </table:table-cell>
          <table:table-cell office:value-type="string">
            <text:p>2015-03-25</text:p>
          </table:table-cell>
          <table:table-cell office:value-type="string">
            <text:p>modis</text:p>
          </table:table-cell>
          <table:table-cell office:value-type="string">
            <text:p>Currumahuida</text:p>
          </table:table-cell>
          <table:table-cell office:value-type="string">
            <text:p>2015_40-41-42 could be the same event</text:p>
          </table:table-cell>
          <table:table-cell office:value-type="float" office:value="1"/>
        </table:table-row>
        <table:table-row>
          <table:table-cell office:value-type="float" office:value="2015.0000000000000000"/>
          <table:table-cell office:value-type="string">
            <text:p>2015_41</text:p>
          </table:table-cell>
          <table:table-cell office:value-type="float" office:value="39.2264722563836941"/>
          <table:table-cell office:value-type="string">
            <text:p>2015-01-31</text:p>
          </table:table-cell>
          <table:table-cell office:value-type="string">
            <text:p>2015-01-31</text:p>
          </table:table-cell>
          <table:table-cell office:value-type="string">
            <text:p>2015-01-31</text:p>
          </table:table-cell>
          <table:table-cell office:value-type="string">
            <text:p>modis</text:p>
          </table:table-cell>
          <table:table-cell office:value-type="string">
            <text:p>Currumahuida</text:p>
          </table:table-cell>
          <table:table-cell office:value-type="string">
            <text:p>2015_40-41-42 could be the same event</text:p>
          </table:table-cell>
          <table:table-cell office:value-type="float" office:value="1"/>
        </table:table-row>
        <table:table-row>
          <table:table-cell office:value-type="float" office:value="2015.0000000000000000"/>
          <table:table-cell office:value-type="string">
            <text:p>2015_42</text:p>
          </table:table-cell>
          <table:table-cell office:value-type="float" office:value="3341.9239185953538254"/>
          <table:table-cell office:value-type="string">
            <text:p>2015-03-29</text:p>
          </table:table-cell>
          <table:table-cell office:value-type="string">
            <text:p>2015-03-29</text:p>
          </table:table-cell>
          <table:table-cell office:value-type="string">
            <text:p>2015-03-30</text:p>
          </table:table-cell>
          <table:table-cell office:value-type="string">
            <text:p>modis</text:p>
          </table:table-cell>
          <table:table-cell office:value-type="string">
            <text:p>Currumahuida</text:p>
          </table:table-cell>
          <table:table-cell office:value-type="string">
            <text:p>2015_40-41-42 could be the same event</text:p>
          </table:table-cell>
          <table:table-cell office:value-type="float" office:value="1"/>
        </table:table-row>
        <table:table-row>
          <table:table-cell office:value-type="float" office:value="2015.0000000000000000"/>
          <table:table-cell office:value-type="string">
            <text:p>2015_46</text:p>
          </table:table-cell>
          <table:table-cell office:value-type="float" office:value="389.2311074031849785"/>
          <table:table-cell office:value-type="string">
            <text:p>2015-01-31</text:p>
          </table:table-cell>
          <table:table-cell office:value-type="string">
            <text:p>2015-01-31</text:p>
          </table:table-cell>
          <table:table-cell office:value-type="string">
            <text:p>2015-01-31</text:p>
          </table:table-cell>
          <table:table-cell office:value-type="string">
            <text:p>modis</text:p>
          </table:table-cell>
          <table:table-cell office:value-type="string">
            <text:p>Turbio 2015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5.0000000000000000"/>
          <table:table-cell office:value-type="string">
            <text:p>2015_47</text:p>
          </table:table-cell>
          <table:table-cell office:value-type="float" office:value="8068.4491151839274607"/>
          <table:table-cell office:value-type="string">
            <text:p>2015-02-24</text:p>
          </table:table-cell>
          <table:table-cell office:value-type="string">
            <text:p>2015-02-18</text:p>
          </table:table-cell>
          <table:table-cell office:value-type="string">
            <text:p>2015-03-02</text:p>
          </table:table-cell>
          <table:table-cell office:value-type="string">
            <text:p>modis_hotspot</text:p>
          </table:table-cell>
          <table:table-cell office:value-type="string">
            <text:p>Turbio 2015 (otro)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5.0000000000000000"/>
          <table:table-cell office:value-type="string">
            <text:p>2015_50</text:p>
          </table:table-cell>
          <table:table-cell office:value-type="float" office:value="27096.4174842541178805"/>
          <table:table-cell office:value-type="string">
            <text:p>2015-02-24</text:p>
          </table:table-cell>
          <table:table-cell office:value-type="string">
            <text:p>2015-02-18</text:p>
          </table:table-cell>
          <table:table-cell office:value-type="string">
            <text:p>2015-03-02</text:p>
          </table:table-cell>
          <table:table-cell office:value-type="string">
            <text:p>modis_hotspot</text:p>
          </table:table-cell>
          <table:table-cell office:value-type="string">
            <text:p>Cholila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5.0000000000000000"/>
          <table:table-cell office:value-type="string">
            <text:p>2015_53</text:p>
          </table:table-cell>
          <table:table-cell office:value-type="float" office:value="1339.7956425722550193"/>
          <table:table-cell office:value-type="string">
            <text:p>2015-03-24</text:p>
          </table:table-cell>
          <table:table-cell office:value-type="string">
            <text:p>2015-03-24</text:p>
          </table:table-cell>
          <table:table-cell office:value-type="string">
            <text:p>2015-03-25</text:p>
          </table:table-cell>
          <table:table-cell office:value-type="string">
            <text:p>modis_hotspot</text:p>
          </table:table-cell>
          <table:table-cell office:value-type="string">
            <text:p>Alerces 2015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5.0000000000000000"/>
          <table:table-cell office:value-type="string">
            <text:p>2015_70</text:p>
          </table:table-cell>
          <table:table-cell office:value-type="float" office:value="29.9382755392503057"/>
          <table:table-cell office:value-type="string">
            <text:p>2014-12-17</text:p>
          </table:table-cell>
          <table:table-cell office:value-type="string">
            <text:p>2014-12-13</text:p>
          </table:table-cell>
          <table:table-cell office:value-type="string">
            <text:p>2014-12-20</text:p>
          </table:table-cell>
          <table:table-cell office:value-type="string">
            <text:p>landsat</text:p>
          </table:table-cell>
          <table:table-cell office:value-type="string">
            <text:p>2015_70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5.0000000000000000"/>
          <table:table-cell office:value-type="string">
            <text:p>2015_73</text:p>
          </table:table-cell>
          <table:table-cell office:value-type="float" office:value="32.4997321950733209"/>
          <table:table-cell office:value-type="string">
            <text:p>2014-11-18</text:p>
          </table:table-cell>
          <table:table-cell office:value-type="string">
            <text:p>2014-10-25</text:p>
          </table:table-cell>
          <table:table-cell office:value-type="string">
            <text:p>2014-12-12</text:p>
          </table:table-cell>
          <table:table-cell office:value-type="string">
            <text:p>landsat</text:p>
          </table:table-cell>
          <table:table-cell office:value-type="string">
            <text:p>2015_73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5.0000000000000000"/>
          <table:table-cell office:value-type="string">
            <text:p>2015_82</text:p>
          </table:table-cell>
          <table:table-cell office:value-type="float" office:value="50.5473616608297931"/>
          <table:table-cell office:value-type="string">
            <text:p>2015-03-02</text:p>
          </table:table-cell>
          <table:table-cell office:value-type="string">
            <text:p>2015-02-22</text:p>
          </table:table-cell>
          <table:table-cell office:value-type="string">
            <text:p>2015-03-10</text:p>
          </table:table-cell>
          <table:table-cell office:value-type="string">
            <text:p>landsat</text:p>
          </table:table-cell>
          <table:table-cell office:value-type="string">
            <text:p>2015_82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-325507625</text:p>
          </table:table-cell>
          <table:table-cell office:value-type="float" office:value="12.5994094042694496"/>
          <table:table-cell office:value-type="string">
            <text:p>2015-10-21</text:p>
          </table:table-cell>
          <table:table-cell office:value-type="string">
            <text:p>2015-10-05</text:p>
          </table:table-cell>
          <table:table-cell office:value-type="string">
            <text:p>2015-11-06</text:p>
          </table:table-cell>
          <table:table-cell office:value-type="string">
            <text:p>landsat</text:p>
          </table:table-cell>
          <table:table-cell office:value-type="string">
            <text:p>2016_-325507625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6.0000000000000000"/>
          <table:table-cell office:value-type="string">
            <text:p>2016_-665619614</text:p>
          </table:table-cell>
          <table:table-cell office:value-type="float" office:value="448.4899501546958618"/>
          <table:table-cell office:value-type="string">
            <text:p>2015-10-09</text:p>
          </table:table-cell>
          <table:table-cell office:value-type="string">
            <text:p>2015-09-19</text:p>
          </table:table-cell>
          <table:table-cell office:value-type="string">
            <text:p>2015-10-28</text:p>
          </table:table-cell>
          <table:table-cell office:value-type="string">
            <text:p>landsat</text:p>
          </table:table-cell>
          <table:table-cell office:value-type="string">
            <text:p>2016_-665619614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6.0000000000000000"/>
          <table:table-cell office:value-type="string">
            <text:p>2016_13</text:p>
          </table:table-cell>
          <table:table-cell office:value-type="float" office:value="28.3170935820414762"/>
          <table:table-cell office:value-type="string">
            <text:p>2016-01-08</text:p>
          </table:table-cell>
          <table:table-cell office:value-type="string">
            <text:p>2016-01-08</text:p>
          </table:table-cell>
          <table:table-cell office:value-type="string">
            <text:p>2016-01-08</text:p>
          </table:table-cell>
          <table:table-cell office:value-type="string">
            <text:p>modis_hotspot</text:p>
          </table:table-cell>
          <table:table-cell office:value-type="string">
            <text:p>2016_13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165604345</text:p>
          </table:table-cell>
          <table:table-cell office:value-type="float" office:value="14.1036268399280065"/>
          <table:table-cell office:value-type="string">
            <text:p>2016-05-20</text:p>
          </table:table-cell>
          <table:table-cell office:value-type="string">
            <text:p>2016-04-22</text:p>
          </table:table-cell>
          <table:table-cell office:value-type="string">
            <text:p>2016-06-17</text:p>
          </table:table-cell>
          <table:table-cell office:value-type="string">
            <text:p>landsat</text:p>
          </table:table-cell>
          <table:table-cell office:value-type="string">
            <text:p>2016_165604345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6.0000000000000000"/>
          <table:table-cell office:value-type="string">
            <text:p>2016_2006721437</text:p>
          </table:table-cell>
          <table:table-cell office:value-type="float" office:value="26.7984212884663968"/>
          <table:table-cell office:value-type="string">
            <text:p>2016-01-21</text:p>
          </table:table-cell>
          <table:table-cell office:value-type="string">
            <text:p>2016-01-09</text:p>
          </table:table-cell>
          <table:table-cell office:value-type="string">
            <text:p>2016-02-01</text:p>
          </table:table-cell>
          <table:table-cell office:value-type="string">
            <text:p>landsat</text:p>
          </table:table-cell>
          <table:table-cell office:value-type="string">
            <text:p>2016_2006721437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6.0000000000000000"/>
          <table:table-cell office:value-type="string">
            <text:p>2016_2064222747</text:p>
          </table:table-cell>
          <table:table-cell office:value-type="float" office:value="13.3418264442890866"/>
          <table:table-cell office:value-type="string">
            <text:p>2016-03-16</text:p>
          </table:table-cell>
          <table:table-cell office:value-type="string">
            <text:p>2016-03-12</text:p>
          </table:table-cell>
          <table:table-cell office:value-type="string">
            <text:p>2016-03-20</text:p>
          </table:table-cell>
          <table:table-cell office:value-type="string">
            <text:p>landsat</text:p>
          </table:table-cell>
          <table:table-cell office:value-type="string">
            <text:p>2016_2064222747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6.0000000000000000"/>
          <table:table-cell office:value-type="string">
            <text:p>2016_26</text:p>
          </table:table-cell>
          <table:table-cell office:value-type="float" office:value="454.9597983005754713"/>
          <table:table-cell office:value-type="string">
            <text:p>2016-02-11</text:p>
          </table:table-cell>
          <table:table-cell office:value-type="string">
            <text:p>2016-02-11</text:p>
          </table:table-cell>
          <table:table-cell office:value-type="string">
            <text:p>2016-02-12</text:p>
          </table:table-cell>
          <table:table-cell office:value-type="string">
            <text:p>modis_hotspot</text:p>
          </table:table-cell>
          <table:table-cell office:value-type="string">
            <text:p>Turbio 2016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4</text:p>
          </table:table-cell>
          <table:table-cell office:value-type="float" office:value="17.3076763104444780"/>
          <table:table-cell office:value-type="string">
            <text:p>2016-02-17</text:p>
          </table:table-cell>
          <table:table-cell office:value-type="string">
            <text:p>2016-02-09</text:p>
          </table:table-cell>
          <table:table-cell office:value-type="string">
            <text:p>2016-02-25</text:p>
          </table:table-cell>
          <table:table-cell office:value-type="string">
            <text:p>landsat</text:p>
          </table:table-cell>
          <table:table-cell office:value-type="string">
            <text:p>2016_4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47j</text:p>
          </table:table-cell>
          <table:table-cell office:value-type="float" office:value="1742.8273623070881513"/>
          <table:table-cell office:value-type="string">
            <text:p>2016-01-22</text:p>
          </table:table-cell>
          <table:table-cell office:value-type="string">
            <text:p>2016-01-22</text:p>
          </table:table-cell>
          <table:table-cell office:value-type="string">
            <text:p>2016-01-23</text:p>
          </table:table-cell>
          <table:table-cell office:value-type="string">
            <text:p>other</text:p>
          </table:table-cell>
          <table:table-cell office:value-type="string">
            <text:p>Alerces 2016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55</text:p>
          </table:table-cell>
          <table:table-cell office:value-type="float" office:value="48.5872386890555035"/>
          <table:table-cell office:value-type="string">
            <text:p>2016-02-21</text:p>
          </table:table-cell>
          <table:table-cell office:value-type="string">
            <text:p>2016-02-21</text:p>
          </table:table-cell>
          <table:table-cell office:value-type="string">
            <text:p>2016-02-21</text:p>
          </table:table-cell>
          <table:table-cell office:value-type="string">
            <text:p>modis_hotspot</text:p>
          </table:table-cell>
          <table:table-cell office:value-type="string">
            <text:p>2016_55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62</text:p>
          </table:table-cell>
          <table:table-cell office:value-type="float" office:value="1745.2434926769117283"/>
          <table:table-cell office:value-type="string">
            <text:p>2016-03-12</text:p>
          </table:table-cell>
          <table:table-cell office:value-type="string">
            <text:p>2016-03-09</text:p>
          </table:table-cell>
          <table:table-cell office:value-type="string">
            <text:p>2016-03-15</text:p>
          </table:table-cell>
          <table:table-cell office:value-type="string">
            <text:p>modis_hotspot</text:p>
          </table:table-cell>
          <table:table-cell office:value-type="string">
            <text:p>2016_62</text:p>
          </table:table-cell>
          <table:table-cell office:value-type="string">
            <text:p>could be separate fires, one from february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69j</text:p>
          </table:table-cell>
          <table:table-cell office:value-type="float" office:value="970.0746114823760990"/>
          <table:table-cell office:value-type="string">
            <text:p>2016-03-11</text:p>
          </table:table-cell>
          <table:table-cell office:value-type="string">
            <text:p>2016-03-07</text:p>
          </table:table-cell>
          <table:table-cell office:value-type="string">
            <text:p>2016-03-16</text:p>
          </table:table-cell>
          <table:table-cell office:value-type="string">
            <text:p>modis</text:p>
          </table:table-cell>
          <table:table-cell office:value-type="string">
            <text:p>2016_69j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70</text:p>
          </table:table-cell>
          <table:table-cell office:value-type="float" office:value="10.4471426068074944"/>
          <table:table-cell office:value-type="string">
            <text:p>2016-02-18</text:p>
          </table:table-cell>
          <table:table-cell office:value-type="string">
            <text:p>2016-02-02</text:p>
          </table:table-cell>
          <table:table-cell office:value-type="string">
            <text:p>2016-03-05</text:p>
          </table:table-cell>
          <table:table-cell office:value-type="string">
            <text:p>landsat</text:p>
          </table:table-cell>
          <table:table-cell office:value-type="string">
            <text:p>2016_70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72</text:p>
          </table:table-cell>
          <table:table-cell office:value-type="float" office:value="593.5109472480927479"/>
          <table:table-cell office:value-type="string">
            <text:p>2016-03-13</text:p>
          </table:table-cell>
          <table:table-cell office:value-type="string">
            <text:p>2016-03-11</text:p>
          </table:table-cell>
          <table:table-cell office:value-type="string">
            <text:p>2016-03-14</text:p>
          </table:table-cell>
          <table:table-cell office:value-type="string">
            <text:p>modis</text:p>
          </table:table-cell>
          <table:table-cell office:value-type="string">
            <text:p>2016_72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74</text:p>
          </table:table-cell>
          <table:table-cell office:value-type="float" office:value="265.6062041801970395"/>
          <table:table-cell office:value-type="string">
            <text:p>2016-03-12</text:p>
          </table:table-cell>
          <table:table-cell office:value-type="string">
            <text:p>2016-03-08</text:p>
          </table:table-cell>
          <table:table-cell office:value-type="string">
            <text:p>2016-03-15</text:p>
          </table:table-cell>
          <table:table-cell office:value-type="string">
            <text:p>modis_hotspot</text:p>
          </table:table-cell>
          <table:table-cell office:value-type="string">
            <text:p>2016_74</text:p>
          </table:table-cell>
          <table:table-cell office:value-type="string">
            <text:p>could be separate fires, one from spring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75</text:p>
          </table:table-cell>
          <table:table-cell office:value-type="float" office:value="63.1212077566836882"/>
          <table:table-cell office:value-type="string">
            <text:p>2015-11-13</text:p>
          </table:table-cell>
          <table:table-cell office:value-type="string">
            <text:p>2015-11-13</text:p>
          </table:table-cell>
          <table:table-cell office:value-type="string">
            <text:p>2015-11-13</text:p>
          </table:table-cell>
          <table:table-cell office:value-type="string">
            <text:p>modis</text:p>
          </table:table-cell>
          <table:table-cell office:value-type="string">
            <text:p>2016_75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79</text:p>
          </table:table-cell>
          <table:table-cell office:value-type="float" office:value="267.1306220039998038"/>
          <table:table-cell office:value-type="string">
            <text:p>2015-11-03</text:p>
          </table:table-cell>
          <table:table-cell office:value-type="string">
            <text:p>2015-11-01</text:p>
          </table:table-cell>
          <table:table-cell office:value-type="string">
            <text:p>2015-11-04</text:p>
          </table:table-cell>
          <table:table-cell office:value-type="string">
            <text:p>modis</text:p>
          </table:table-cell>
          <table:table-cell office:value-type="string">
            <text:p>2016_79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80N</text:p>
          </table:table-cell>
          <table:table-cell office:value-type="float" office:value="15.6579526623543206"/>
          <table:table-cell office:value-type="string">
            <text:p>2015-12-20</text:p>
          </table:table-cell>
          <table:table-cell office:value-type="string">
            <text:p>2015-12-08</text:p>
          </table:table-cell>
          <table:table-cell office:value-type="string">
            <text:p>2016-01-01</text:p>
          </table:table-cell>
          <table:table-cell office:value-type="string">
            <text:p>landsat</text:p>
          </table:table-cell>
          <table:table-cell office:value-type="string">
            <text:p>2016_80N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81</text:p>
          </table:table-cell>
          <table:table-cell office:value-type="float" office:value="12.7576947174378539"/>
          <table:table-cell office:value-type="string">
            <text:p>2015-11-14</text:p>
          </table:table-cell>
          <table:table-cell office:value-type="string">
            <text:p>2015-11-06</text:p>
          </table:table-cell>
          <table:table-cell office:value-type="string">
            <text:p>2015-11-21</text:p>
          </table:table-cell>
          <table:table-cell office:value-type="string">
            <text:p>landsat</text:p>
          </table:table-cell>
          <table:table-cell office:value-type="string">
            <text:p>2016_81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83N</text:p>
          </table:table-cell>
          <table:table-cell office:value-type="float" office:value="411.7371708898891143"/>
          <table:table-cell office:value-type="string">
            <text:p>2016-03-11</text:p>
          </table:table-cell>
          <table:table-cell office:value-type="string">
            <text:p>2016-03-07</text:p>
          </table:table-cell>
          <table:table-cell office:value-type="string">
            <text:p>2016-03-16</text:p>
          </table:table-cell>
          <table:table-cell office:value-type="string">
            <text:p>modis</text:p>
          </table:table-cell>
          <table:table-cell office:value-type="string">
            <text:p>2016_83N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83S</text:p>
          </table:table-cell>
          <table:table-cell office:value-type="float" office:value="39.6737812412628656"/>
          <table:table-cell office:value-type="string">
            <text:p>2016-03-08</text:p>
          </table:table-cell>
          <table:table-cell office:value-type="string">
            <text:p>2016-03-05</text:p>
          </table:table-cell>
          <table:table-cell office:value-type="string">
            <text:p>2016-03-10</text:p>
          </table:table-cell>
          <table:table-cell office:value-type="string">
            <text:p>modis_hotspot</text:p>
          </table:table-cell>
          <table:table-cell office:value-type="string">
            <text:p>2016_83S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84</text:p>
          </table:table-cell>
          <table:table-cell office:value-type="float" office:value="12.6275800356222874"/>
          <table:table-cell office:value-type="string">
            <text:p>2015-10-17</text:p>
          </table:table-cell>
          <table:table-cell office:value-type="string">
            <text:p>2015-10-05</text:p>
          </table:table-cell>
          <table:table-cell office:value-type="string">
            <text:p>2015-10-29</text:p>
          </table:table-cell>
          <table:table-cell office:value-type="string">
            <text:p>landsat</text:p>
          </table:table-cell>
          <table:table-cell office:value-type="string">
            <text:p>2016_84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86</text:p>
          </table:table-cell>
          <table:table-cell office:value-type="float" office:value="541.7450575120501526"/>
          <table:table-cell office:value-type="string">
            <text:p>2016-03-08</text:p>
          </table:table-cell>
          <table:table-cell office:value-type="string">
            <text:p>2016-03-05</text:p>
          </table:table-cell>
          <table:table-cell office:value-type="string">
            <text:p>2016-03-11</text:p>
          </table:table-cell>
          <table:table-cell office:value-type="string">
            <text:p>modis_hotspot</text:p>
          </table:table-cell>
          <table:table-cell office:value-type="string">
            <text:p>2016_86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87</text:p>
          </table:table-cell>
          <table:table-cell office:value-type="float" office:value="10.1126184425472232"/>
          <table:table-cell office:value-type="string">
            <text:p>2015-11-10</text:p>
          </table:table-cell>
          <table:table-cell office:value-type="string">
            <text:p>2015-11-10</text:p>
          </table:table-cell>
          <table:table-cell office:value-type="string">
            <text:p>2015-11-10</text:p>
          </table:table-cell>
          <table:table-cell office:value-type="string">
            <text:p>modis_hotspot</text:p>
          </table:table-cell>
          <table:table-cell office:value-type="string">
            <text:p>2016_87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88</text:p>
          </table:table-cell>
          <table:table-cell office:value-type="float" office:value="829.5056873656112657"/>
          <table:table-cell office:value-type="string">
            <text:p>2016-03-11</text:p>
          </table:table-cell>
          <table:table-cell office:value-type="string">
            <text:p>2016-03-09</text:p>
          </table:table-cell>
          <table:table-cell office:value-type="string">
            <text:p>2016-03-13</text:p>
          </table:table-cell>
          <table:table-cell office:value-type="string">
            <text:p>modis_hotspot</text:p>
          </table:table-cell>
          <table:table-cell office:value-type="string">
            <text:p>2016_88</text:p>
          </table:table-cell>
          <table:table-cell office:value-type="string">
            <text:p>could be separate fires, one from february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91</text:p>
          </table:table-cell>
          <table:table-cell office:value-type="float" office:value="111.9522834736335852"/>
          <table:table-cell office:value-type="string">
            <text:p>2016-03-05</text:p>
          </table:table-cell>
          <table:table-cell office:value-type="string">
            <text:p>2016-03-02</text:p>
          </table:table-cell>
          <table:table-cell office:value-type="string">
            <text:p>2016-03-09</text:p>
          </table:table-cell>
          <table:table-cell office:value-type="string">
            <text:p>modis_hotspot</text:p>
          </table:table-cell>
          <table:table-cell office:value-type="string">
            <text:p>2016_91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2016_92</text:p>
          </table:table-cell>
          <table:table-cell office:value-type="float" office:value="67.6386816784373934"/>
          <table:table-cell office:value-type="string">
            <text:p>2015-11-15</text:p>
          </table:table-cell>
          <table:table-cell office:value-type="string">
            <text:p>2015-11-15</text:p>
          </table:table-cell>
          <table:table-cell office:value-type="string">
            <text:p>2015-11-15</text:p>
          </table:table-cell>
          <table:table-cell office:value-type="string">
            <text:p>modis_hotspot</text:p>
          </table:table-cell>
          <table:table-cell office:value-type="string">
            <text:p>2016_92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7.0000000000000000"/>
          <table:table-cell office:value-type="string">
            <text:p>2017_1086039319</text:p>
          </table:table-cell>
          <table:table-cell office:value-type="float" office:value="75.8254141736788512"/>
          <table:table-cell office:value-type="string">
            <text:p>2017-01-03</text:p>
          </table:table-cell>
          <table:table-cell office:value-type="string">
            <text:p>2016-12-26</text:p>
          </table:table-cell>
          <table:table-cell office:value-type="string">
            <text:p>2017-01-10</text:p>
          </table:table-cell>
          <table:table-cell office:value-type="string">
            <text:p>landsat</text:p>
          </table:table-cell>
          <table:table-cell office:value-type="string">
            <text:p>2017_1086039319</text:p>
          </table:table-cell>
          <table:table-cell office:value-type="string">
            <text:p>Urbanization-like part</text:p>
          </table:table-cell>
          <table:table-cell office:value-type="float" office:value="3"/>
        </table:table-row>
        <table:table-row>
          <table:table-cell office:value-type="float" office:value="2017.0000000000000000"/>
          <table:table-cell office:value-type="string">
            <text:p>2017_36</text:p>
          </table:table-cell>
          <table:table-cell office:value-type="float" office:value="25.4717382660547358"/>
          <table:table-cell office:value-type="string">
            <text:p>2017-02-04</text:p>
          </table:table-cell>
          <table:table-cell office:value-type="string">
            <text:p>2017-01-27</text:p>
          </table:table-cell>
          <table:table-cell office:value-type="string">
            <text:p>2017-02-12</text:p>
          </table:table-cell>
          <table:table-cell office:value-type="string">
            <text:p>landsat</text:p>
          </table:table-cell>
          <table:table-cell office:value-type="string">
            <text:p>2017_36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8.0000000000000000"/>
          <table:table-cell office:value-type="string">
            <text:p>2018_-922404543</text:p>
          </table:table-cell>
          <table:table-cell office:value-type="float" office:value="24.9747971714984374"/>
          <table:table-cell office:value-type="string">
            <text:p>2018-01-29</text:p>
          </table:table-cell>
          <table:table-cell office:value-type="string">
            <text:p>2018-01-13</text:p>
          </table:table-cell>
          <table:table-cell office:value-type="string">
            <text:p>2018-02-14</text:p>
          </table:table-cell>
          <table:table-cell office:value-type="string">
            <text:p>landsat</text:p>
          </table:table-cell>
          <table:table-cell office:value-type="string">
            <text:p>2018_-922404543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8.0000000000000000"/>
          <table:table-cell office:value-type="string">
            <text:p>2018_1923568226</text:p>
          </table:table-cell>
          <table:table-cell office:value-type="float" office:value="22.8894960548657309"/>
          <table:table-cell office:value-type="string">
            <text:p>2018-02-06</text:p>
          </table:table-cell>
          <table:table-cell office:value-type="string">
            <text:p>2018-01-29</text:p>
          </table:table-cell>
          <table:table-cell office:value-type="string">
            <text:p>2018-02-14</text:p>
          </table:table-cell>
          <table:table-cell office:value-type="string">
            <text:p>landsat</text:p>
          </table:table-cell>
          <table:table-cell office:value-type="string">
            <text:p>2018_1923568226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8.0000000000000000"/>
          <table:table-cell office:value-type="string">
            <text:p>2018_44</text:p>
          </table:table-cell>
          <table:table-cell office:value-type="float" office:value="403.5839045334761863"/>
          <table:table-cell office:value-type="string">
            <text:p>2017-12-01</text:p>
          </table:table-cell>
          <table:table-cell office:value-type="string">
            <text:p>2017-11-29</text:p>
          </table:table-cell>
          <table:table-cell office:value-type="string">
            <text:p>2017-12-02</text:p>
          </table:table-cell>
          <table:table-cell office:value-type="string">
            <text:p>modis</text:p>
          </table:table-cell>
          <table:table-cell office:value-type="string">
            <text:p>2018_44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9.0000000000000000"/>
          <table:table-cell office:value-type="string">
            <text:p>2019_1698997326</text:p>
          </table:table-cell>
          <table:table-cell office:value-type="float" office:value="10.3278843039434740"/>
          <table:table-cell office:value-type="string">
            <text:p>2019-01-22</text:p>
          </table:table-cell>
          <table:table-cell office:value-type="string">
            <text:p>2019-01-22</text:p>
          </table:table-cell>
          <table:table-cell office:value-type="string">
            <text:p>2019-01-22</text:p>
          </table:table-cell>
          <table:table-cell office:value-type="string">
            <text:p>modis</text:p>
          </table:table-cell>
          <table:table-cell office:value-type="string">
            <text:p>2019_1698997326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9.0000000000000000"/>
          <table:table-cell office:value-type="string">
            <text:p>2019_1808452827</text:p>
          </table:table-cell>
          <table:table-cell office:value-type="float" office:value="27.9943585334539726"/>
          <table:table-cell office:value-type="string">
            <text:p>2019-01-21</text:p>
          </table:table-cell>
          <table:table-cell office:value-type="string">
            <text:p>2019-01-17</text:p>
          </table:table-cell>
          <table:table-cell office:value-type="string">
            <text:p>2019-01-25</text:p>
          </table:table-cell>
          <table:table-cell office:value-type="string">
            <text:p>landsat</text:p>
          </table:table-cell>
          <table:table-cell office:value-type="string">
            <text:p>2019_1808452827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9.0000000000000000"/>
          <table:table-cell office:value-type="string">
            <text:p>2019_1899985301</text:p>
          </table:table-cell>
          <table:table-cell office:value-type="float" office:value="13.3468841136092333"/>
          <table:table-cell office:value-type="string">
            <text:p>2019-02-25</text:p>
          </table:table-cell>
          <table:table-cell office:value-type="string">
            <text:p>2019-02-25</text:p>
          </table:table-cell>
          <table:table-cell office:value-type="string">
            <text:p>2019-02-26</text:p>
          </table:table-cell>
          <table:table-cell office:value-type="string">
            <text:p>landsat</text:p>
          </table:table-cell>
          <table:table-cell office:value-type="string">
            <text:p>2019_1899985301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9.0000000000000000"/>
          <table:table-cell office:value-type="string">
            <text:p>2019_1950128683</text:p>
          </table:table-cell>
          <table:table-cell office:value-type="float" office:value="10.5635322429891545"/>
          <table:table-cell office:value-type="string">
            <text:p>2019-01-20</text:p>
          </table:table-cell>
          <table:table-cell office:value-type="string">
            <text:p>2019-01-16</text:p>
          </table:table-cell>
          <table:table-cell office:value-type="string">
            <text:p>2019-01-24</text:p>
          </table:table-cell>
          <table:table-cell office:value-type="string">
            <text:p>landsat</text:p>
          </table:table-cell>
          <table:table-cell office:value-type="string">
            <text:p>2019_1950128683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9.0000000000000000"/>
          <table:table-cell office:value-type="string">
            <text:p>2019_2146368869</text:p>
          </table:table-cell>
          <table:table-cell office:value-type="float" office:value="11.8272572366838329"/>
          <table:table-cell office:value-type="string">
            <text:p>2019-01-30</text:p>
          </table:table-cell>
          <table:table-cell office:value-type="string">
            <text:p>2019-01-30</text:p>
          </table:table-cell>
          <table:table-cell office:value-type="string">
            <text:p>2019-01-30</text:p>
          </table:table-cell>
          <table:table-cell office:value-type="string">
            <text:p>modis</text:p>
          </table:table-cell>
          <table:table-cell office:value-type="string">
            <text:p>2019_2146368869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19.0000000000000000"/>
          <table:table-cell office:value-type="string">
            <text:p>2019_35</text:p>
          </table:table-cell>
          <table:table-cell office:value-type="float" office:value="13.3859042961351147"/>
          <table:table-cell office:value-type="string">
            <text:p>2019-01-28</text:p>
          </table:table-cell>
          <table:table-cell office:value-type="string">
            <text:p>2019-01-24</text:p>
          </table:table-cell>
          <table:table-cell office:value-type="string">
            <text:p>2019-02-01</text:p>
          </table:table-cell>
          <table:table-cell office:value-type="string">
            <text:p>landsat</text:p>
          </table:table-cell>
          <table:table-cell office:value-type="string">
            <text:p>2019_35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9.0000000000000000"/>
          <table:table-cell office:value-type="string">
            <text:p>2019_36</text:p>
          </table:table-cell>
          <table:table-cell office:value-type="float" office:value="60.3475671931055544"/>
          <table:table-cell office:value-type="string">
            <text:p>2019-01-28</text:p>
          </table:table-cell>
          <table:table-cell office:value-type="string">
            <text:p>2019-01-28</text:p>
          </table:table-cell>
          <table:table-cell office:value-type="string">
            <text:p>2019-01-28</text:p>
          </table:table-cell>
          <table:table-cell office:value-type="string">
            <text:p>modis_hotspot</text:p>
          </table:table-cell>
          <table:table-cell office:value-type="string">
            <text:p>2019_36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20.0000000000000000"/>
          <table:table-cell office:value-type="string">
            <text:p>2020_-27334981</text:p>
          </table:table-cell>
          <table:table-cell office:value-type="float" office:value="33.1927878005519901"/>
          <table:table-cell office:value-type="string">
            <text:p>2020-03-07</text:p>
          </table:table-cell>
          <table:table-cell office:value-type="string">
            <text:p>2020-03-07</text:p>
          </table:table-cell>
          <table:table-cell office:value-type="string">
            <text:p>2020-03-07</text:p>
          </table:table-cell>
          <table:table-cell office:value-type="string">
            <text:p>modis_hotspot</text:p>
          </table:table-cell>
          <table:table-cell office:value-type="string">
            <text:p>2020_-27334981</text:p>
          </table:table-cell>
          <table:table-cell office:value-type="string">
            <text:p>NA</text:p>
          </table:table-cell>
          <table:table-cell office:value-type="float" office:value="3"/>
        </table:table-row>
        <table:table-row>
          <table:table-cell office:value-type="float" office:value="2020.0000000000000000"/>
          <table:table-cell office:value-type="string">
            <text:p>2020_1</text:p>
          </table:table-cell>
          <table:table-cell office:value-type="float" office:value="16.3103006973841218"/>
          <table:table-cell office:value-type="string">
            <text:p>2019-10-18</text:p>
          </table:table-cell>
          <table:table-cell office:value-type="string">
            <text:p>2019-10-18</text:p>
          </table:table-cell>
          <table:table-cell office:value-type="string">
            <text:p>2019-10-18</text:p>
          </table:table-cell>
          <table:table-cell office:value-type="string">
            <text:p>modis_hotspot</text:p>
          </table:table-cell>
          <table:table-cell office:value-type="string">
            <text:p>2020_1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20.0000000000000000"/>
          <table:table-cell office:value-type="string">
            <text:p>2020_2089476162</text:p>
          </table:table-cell>
          <table:table-cell office:value-type="float" office:value="23.8730307219889468"/>
          <table:table-cell office:value-type="string">
            <text:p>2020-02-24</text:p>
          </table:table-cell>
          <table:table-cell office:value-type="string">
            <text:p>2020-02-20</text:p>
          </table:table-cell>
          <table:table-cell office:value-type="string">
            <text:p>2020-02-28</text:p>
          </table:table-cell>
          <table:table-cell office:value-type="string">
            <text:p>landsat</text:p>
          </table:table-cell>
          <table:table-cell office:value-type="string">
            <text:p>2020_2089476162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20.0000000000000000"/>
          <table:table-cell office:value-type="string">
            <text:p>2020_2118791555</text:p>
          </table:table-cell>
          <table:table-cell office:value-type="float" office:value="106.9582469628312680"/>
          <table:table-cell office:value-type="string">
            <text:p>2020-03-04</text:p>
          </table:table-cell>
          <table:table-cell office:value-type="string">
            <text:p>2020-03-04</text:p>
          </table:table-cell>
          <table:table-cell office:value-type="string">
            <text:p>2020-03-04</text:p>
          </table:table-cell>
          <table:table-cell office:value-type="string">
            <text:p>modis_hotspot</text:p>
          </table:table-cell>
          <table:table-cell office:value-type="string">
            <text:p>2020_2118791555</text:p>
          </table:table-cell>
          <table:table-cell office:value-type="string">
            <text:p>NA</text:p>
          </table:table-cell>
          <table:table-cell office:value-type="float" office:value="3"/>
        </table:table-row>
        <table:table-row>
          <table:table-cell office:value-type="float" office:value="2020.0000000000000000"/>
          <table:table-cell office:value-type="string">
            <text:p>2020_2123827049</text:p>
          </table:table-cell>
          <table:table-cell office:value-type="float" office:value="14.8272047141164052"/>
          <table:table-cell office:value-type="string">
            <text:p>2020-03-03</text:p>
          </table:table-cell>
          <table:table-cell office:value-type="string">
            <text:p>2020-02-28</text:p>
          </table:table-cell>
          <table:table-cell office:value-type="string">
            <text:p>2020-03-07</text:p>
          </table:table-cell>
          <table:table-cell office:value-type="string">
            <text:p>landsat</text:p>
          </table:table-cell>
          <table:table-cell office:value-type="string">
            <text:p>2020_2123827049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20.0000000000000000"/>
          <table:table-cell office:value-type="string">
            <text:p>2020_2132493642</text:p>
          </table:table-cell>
          <table:table-cell office:value-type="float" office:value="476.2288388972590951"/>
          <table:table-cell office:value-type="string">
            <text:p>2020-03-03</text:p>
          </table:table-cell>
          <table:table-cell office:value-type="string">
            <text:p>2020-03-03</text:p>
          </table:table-cell>
          <table:table-cell office:value-type="string">
            <text:p>2020-03-04</text:p>
          </table:table-cell>
          <table:table-cell office:value-type="string">
            <text:p>modis_hotspot</text:p>
          </table:table-cell>
          <table:table-cell office:value-type="string">
            <text:p>2020_2132493642</text:p>
          </table:table-cell>
          <table:table-cell office:value-type="string">
            <text:p>NA</text:p>
          </table:table-cell>
          <table:table-cell office:value-type="float" office:value="3"/>
        </table:table-row>
        <table:table-row>
          <table:table-cell office:value-type="float" office:value="2020.0000000000000000"/>
          <table:table-cell office:value-type="string">
            <text:p>2020_66</text:p>
          </table:table-cell>
          <table:table-cell office:value-type="float" office:value="33.3367409249381552"/>
          <table:table-cell office:value-type="string">
            <text:p>2019-08-13</text:p>
          </table:table-cell>
          <table:table-cell office:value-type="string">
            <text:p>2019-06-02</text:p>
          </table:table-cell>
          <table:table-cell office:value-type="string">
            <text:p>2019-10-23</text:p>
          </table:table-cell>
          <table:table-cell office:value-type="string">
            <text:p>landsat</text:p>
          </table:table-cell>
          <table:table-cell office:value-type="string">
            <text:p>2020_66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21.0000000000000000"/>
          <table:table-cell office:value-type="string">
            <text:p>2021_1057</text:p>
          </table:table-cell>
          <table:table-cell office:value-type="float" office:value="59.0053934886160931"/>
          <table:table-cell office:value-type="string">
            <text:p>2020-10-06</text:p>
          </table:table-cell>
          <table:table-cell office:value-type="string">
            <text:p>2020-10-06</text:p>
          </table:table-cell>
          <table:table-cell office:value-type="string">
            <text:p>2020-10-06</text:p>
          </table:table-cell>
          <table:table-cell office:value-type="string">
            <text:p>modis_hotspot</text:p>
          </table:table-cell>
          <table:table-cell office:value-type="string">
            <text:p>2021_1057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21.0000000000000000"/>
          <table:table-cell office:value-type="string">
            <text:p>2021_1071</text:p>
          </table:table-cell>
          <table:table-cell office:value-type="float" office:value="245.3321356576942094"/>
          <table:table-cell office:value-type="string">
            <text:p>2021-03-11</text:p>
          </table:table-cell>
          <table:table-cell office:value-type="string">
            <text:p>2021-03-03</text:p>
          </table:table-cell>
          <table:table-cell office:value-type="string">
            <text:p>2021-03-18</text:p>
          </table:table-cell>
          <table:table-cell office:value-type="string">
            <text:p>landsat</text:p>
          </table:table-cell>
          <table:table-cell office:value-type="string">
            <text:p>2021_1071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21.0000000000000000"/>
          <table:table-cell office:value-type="string">
            <text:p>2021_1075</text:p>
          </table:table-cell>
          <table:table-cell office:value-type="float" office:value="15.3850417069957039"/>
          <table:table-cell office:value-type="string">
            <text:p>2020-11-02</text:p>
          </table:table-cell>
          <table:table-cell office:value-type="string">
            <text:p>2020-10-25</text:p>
          </table:table-cell>
          <table:table-cell office:value-type="string">
            <text:p>2020-11-10</text:p>
          </table:table-cell>
          <table:table-cell office:value-type="string">
            <text:p>landsat</text:p>
          </table:table-cell>
          <table:table-cell office:value-type="string">
            <text:p>2021_1075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21.0000000000000000"/>
          <table:table-cell office:value-type="string">
            <text:p>2021_1191</text:p>
          </table:table-cell>
          <table:table-cell office:value-type="float" office:value="18.3639081119132079"/>
          <table:table-cell office:value-type="string">
            <text:p>2020-10-21</text:p>
          </table:table-cell>
          <table:table-cell office:value-type="string">
            <text:p>2020-10-21</text:p>
          </table:table-cell>
          <table:table-cell office:value-type="string">
            <text:p>2020-10-21</text:p>
          </table:table-cell>
          <table:table-cell office:value-type="string">
            <text:p>modis_hotspot</text:p>
          </table:table-cell>
          <table:table-cell office:value-type="string">
            <text:p>2021_1191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21.0000000000000000"/>
          <table:table-cell office:value-type="string">
            <text:p>2021_1229</text:p>
          </table:table-cell>
          <table:table-cell office:value-type="float" office:value="2174.8707384327576619"/>
          <table:table-cell office:value-type="string">
            <text:p>2021-03-01</text:p>
          </table:table-cell>
          <table:table-cell office:value-type="string">
            <text:p>2021-02-26</text:p>
          </table:table-cell>
          <table:table-cell office:value-type="string">
            <text:p>2021-03-05</text:p>
          </table:table-cell>
          <table:table-cell office:value-type="string">
            <text:p>modis_hotspot</text:p>
          </table:table-cell>
          <table:table-cell office:value-type="string">
            <text:p>2021_1229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21.0000000000000000"/>
          <table:table-cell office:value-type="string">
            <text:p>2021_1233</text:p>
          </table:table-cell>
          <table:table-cell office:value-type="float" office:value="44.5480265612701487"/>
          <table:table-cell office:value-type="string">
            <text:p>2021-03-01</text:p>
          </table:table-cell>
          <table:table-cell office:value-type="string">
            <text:p>2021-02-26</text:p>
          </table:table-cell>
          <table:table-cell office:value-type="string">
            <text:p>2021-03-05</text:p>
          </table:table-cell>
          <table:table-cell office:value-type="string">
            <text:p>modis_hotspot</text:p>
          </table:table-cell>
          <table:table-cell office:value-type="string">
            <text:p>2021_1233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21.0000000000000000"/>
          <table:table-cell office:value-type="string">
            <text:p>2021_1258</text:p>
          </table:table-cell>
          <table:table-cell office:value-type="float" office:value="11.7604177533211018"/>
          <table:table-cell office:value-type="string">
            <text:p>2021-03-18</text:p>
          </table:table-cell>
          <table:table-cell office:value-type="string">
            <text:p>2021-03-18</text:p>
          </table:table-cell>
          <table:table-cell office:value-type="string">
            <text:p>2021-03-18</text:p>
          </table:table-cell>
          <table:table-cell office:value-type="string">
            <text:p>modis</text:p>
          </table:table-cell>
          <table:table-cell office:value-type="string">
            <text:p>2021_1258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21.0000000000000000"/>
          <table:table-cell office:value-type="string">
            <text:p>2021_1271</text:p>
          </table:table-cell>
          <table:table-cell office:value-type="float" office:value="47.5051027966380914"/>
          <table:table-cell office:value-type="string">
            <text:p>2021-02-19</text:p>
          </table:table-cell>
          <table:table-cell office:value-type="string">
            <text:p>2021-02-15</text:p>
          </table:table-cell>
          <table:table-cell office:value-type="string">
            <text:p>2021-02-23</text:p>
          </table:table-cell>
          <table:table-cell office:value-type="string">
            <text:p>landsat</text:p>
          </table:table-cell>
          <table:table-cell office:value-type="string">
            <text:p>2021_1271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21.0000000000000000"/>
          <table:table-cell office:value-type="string">
            <text:p>2021_1273</text:p>
          </table:table-cell>
          <table:table-cell office:value-type="float" office:value="19.3620513476467693"/>
          <table:table-cell office:value-type="string">
            <text:p>2021-02-28</text:p>
          </table:table-cell>
          <table:table-cell office:value-type="string">
            <text:p>2021-02-28</text:p>
          </table:table-cell>
          <table:table-cell office:value-type="string">
            <text:p>2021-02-28</text:p>
          </table:table-cell>
          <table:table-cell office:value-type="string">
            <text:p>modis_hotspot</text:p>
          </table:table-cell>
          <table:table-cell office:value-type="string">
            <text:p>2021_1273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21.0000000000000000"/>
          <table:table-cell office:value-type="string">
            <text:p>2021_1301</text:p>
          </table:table-cell>
          <table:table-cell office:value-type="float" office:value="88.2098881699930786"/>
          <table:table-cell office:value-type="string">
            <text:p>2020-10-22</text:p>
          </table:table-cell>
          <table:table-cell office:value-type="string">
            <text:p>2020-10-22</text:p>
          </table:table-cell>
          <table:table-cell office:value-type="string">
            <text:p>2020-10-22</text:p>
          </table:table-cell>
          <table:table-cell office:value-type="string">
            <text:p>modis_hotspot</text:p>
          </table:table-cell>
          <table:table-cell office:value-type="string">
            <text:p>2021_1301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21.0000000000000000"/>
          <table:table-cell office:value-type="string">
            <text:p>2021_1788394241</text:p>
          </table:table-cell>
          <table:table-cell office:value-type="float" office:value="12.6386295171051763"/>
          <table:table-cell office:value-type="string">
            <text:p>2020-10-13</text:p>
          </table:table-cell>
          <table:table-cell office:value-type="string">
            <text:p>2020-10-09</text:p>
          </table:table-cell>
          <table:table-cell office:value-type="string">
            <text:p>2020-10-17</text:p>
          </table:table-cell>
          <table:table-cell office:value-type="string">
            <text:p>landsat</text:p>
          </table:table-cell>
          <table:table-cell office:value-type="string">
            <text:p>2021_1788394241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21.0000000000000000"/>
          <table:table-cell office:value-type="string">
            <text:p>2021_1839908587</text:p>
          </table:table-cell>
          <table:table-cell office:value-type="float" office:value="41.7519254693018169"/>
          <table:table-cell office:value-type="string">
            <text:p>2021-03-06</text:p>
          </table:table-cell>
          <table:table-cell office:value-type="string">
            <text:p>2021-03-06</text:p>
          </table:table-cell>
          <table:table-cell office:value-type="string">
            <text:p>2021-03-06</text:p>
          </table:table-cell>
          <table:table-cell office:value-type="string">
            <text:p>modis_hotspot</text:p>
          </table:table-cell>
          <table:table-cell office:value-type="string">
            <text:p>2021_1839908587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21.0000000000000000"/>
          <table:table-cell office:value-type="string">
            <text:p>2021_1908569336</text:p>
          </table:table-cell>
          <table:table-cell office:value-type="float" office:value="41.1398340857651021"/>
          <table:table-cell office:value-type="string">
            <text:p>2020-11-14</text:p>
          </table:table-cell>
          <table:table-cell office:value-type="string">
            <text:p>2020-11-10</text:p>
          </table:table-cell>
          <table:table-cell office:value-type="string">
            <text:p>2020-11-18</text:p>
          </table:table-cell>
          <table:table-cell office:value-type="string">
            <text:p>landsat</text:p>
          </table:table-cell>
          <table:table-cell office:value-type="string">
            <text:p>2021_1908569336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21.0000000000000000"/>
          <table:table-cell office:value-type="string">
            <text:p>2021_2085477627</text:p>
          </table:table-cell>
          <table:table-cell office:value-type="float" office:value="34.6224857406556268"/>
          <table:table-cell office:value-type="string">
            <text:p>2021-01-18</text:p>
          </table:table-cell>
          <table:table-cell office:value-type="string">
            <text:p>2021-01-18</text:p>
          </table:table-cell>
          <table:table-cell office:value-type="string">
            <text:p>2021-01-18</text:p>
          </table:table-cell>
          <table:table-cell office:value-type="string">
            <text:p>modis</text:p>
          </table:table-cell>
          <table:table-cell office:value-type="string">
            <text:p>2021_2085477627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21.0000000000000000"/>
          <table:table-cell office:value-type="string">
            <text:p>2021_2146405150_E</text:p>
          </table:table-cell>
          <table:table-cell office:value-type="float" office:value="7975.9212643081773422"/>
          <table:table-cell office:value-type="string">
            <text:p>2021-03-09</text:p>
          </table:table-cell>
          <table:table-cell office:value-type="string">
            <text:p>2021-03-07</text:p>
          </table:table-cell>
          <table:table-cell office:value-type="string">
            <text:p>2021-03-10</text:p>
          </table:table-cell>
          <table:table-cell office:value-type="string">
            <text:p>modis_hotspot</text:p>
          </table:table-cell>
          <table:table-cell office:value-type="string">
            <text:p>Comarca Andina 2021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21.0000000000000000"/>
          <table:table-cell office:value-type="string">
            <text:p>2021_2146405150_W</text:p>
          </table:table-cell>
          <table:table-cell office:value-type="float" office:value="6058.4762965286754479"/>
          <table:table-cell office:value-type="string">
            <text:p>2021-01-31</text:p>
          </table:table-cell>
          <table:table-cell office:value-type="string">
            <text:p>2021-01-25</text:p>
          </table:table-cell>
          <table:table-cell office:value-type="string">
            <text:p>2021-02-07</text:p>
          </table:table-cell>
          <table:table-cell office:value-type="string">
            <text:p>modis</text:p>
          </table:table-cell>
          <table:table-cell office:value-type="string">
            <text:p>Comarca Andina 2021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21.0000000000000000"/>
          <table:table-cell office:value-type="string">
            <text:p>2021_790</text:p>
          </table:table-cell>
          <table:table-cell office:value-type="float" office:value="12.1952973492132042"/>
          <table:table-cell office:value-type="string">
            <text:p>2020-07-28</text:p>
          </table:table-cell>
          <table:table-cell office:value-type="string">
            <text:p>2020-06-01</text:p>
          </table:table-cell>
          <table:table-cell office:value-type="string">
            <text:p>2020-09-23</text:p>
          </table:table-cell>
          <table:table-cell office:value-type="string">
            <text:p>landsat</text:p>
          </table:table-cell>
          <table:table-cell office:value-type="string">
            <text:p>2021_790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21.0000000000000000"/>
          <table:table-cell office:value-type="string">
            <text:p>2021_793</text:p>
          </table:table-cell>
          <table:table-cell office:value-type="float" office:value="67.9321039970856759"/>
          <table:table-cell office:value-type="string">
            <text:p>2021-01-09</text:p>
          </table:table-cell>
          <table:table-cell office:value-type="string">
            <text:p>2021-01-05</text:p>
          </table:table-cell>
          <table:table-cell office:value-type="string">
            <text:p>2021-01-13</text:p>
          </table:table-cell>
          <table:table-cell office:value-type="string">
            <text:p>landsat</text:p>
          </table:table-cell>
          <table:table-cell office:value-type="string">
            <text:p>2021_793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21.0000000000000000"/>
          <table:table-cell office:value-type="string">
            <text:p>2021_865</text:p>
          </table:table-cell>
          <table:table-cell office:value-type="float" office:value="8566.6658766928685509"/>
          <table:table-cell office:value-type="string">
            <text:p>2021-03-09</text:p>
          </table:table-cell>
          <table:table-cell office:value-type="string">
            <text:p>2021-03-09</text:p>
          </table:table-cell>
          <table:table-cell office:value-type="string">
            <text:p>2021-03-10</text:p>
          </table:table-cell>
          <table:table-cell office:value-type="string">
            <text:p>modis_hotspot</text:p>
          </table:table-cell>
          <table:table-cell office:value-type="string">
            <text:p>2021_865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21.0000000000000000"/>
          <table:table-cell office:value-type="string">
            <text:p>2021_873</text:p>
          </table:table-cell>
          <table:table-cell office:value-type="float" office:value="32.7409149320939079"/>
          <table:table-cell office:value-type="string">
            <text:p>2021-03-27</text:p>
          </table:table-cell>
          <table:table-cell office:value-type="string">
            <text:p>2021-03-27</text:p>
          </table:table-cell>
          <table:table-cell office:value-type="string">
            <text:p>2021-03-28</text:p>
          </table:table-cell>
          <table:table-cell office:value-type="string">
            <text:p>modis_hotspot</text:p>
          </table:table-cell>
          <table:table-cell office:value-type="string">
            <text:p>2021_873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21.0000000000000000"/>
          <table:table-cell office:value-type="string">
            <text:p>2021_911</text:p>
          </table:table-cell>
          <table:table-cell office:value-type="float" office:value="21.8931378002593249"/>
          <table:table-cell office:value-type="string">
            <text:p>2021-03-10</text:p>
          </table:table-cell>
          <table:table-cell office:value-type="string">
            <text:p>2021-03-10</text:p>
          </table:table-cell>
          <table:table-cell office:value-type="string">
            <text:p>2021-03-10</text:p>
          </table:table-cell>
          <table:table-cell office:value-type="string">
            <text:p>modis_hotspot</text:p>
          </table:table-cell>
          <table:table-cell office:value-type="string">
            <text:p>2021_911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21.0000000000000000"/>
          <table:table-cell office:value-type="string">
            <text:p>2021_936</text:p>
          </table:table-cell>
          <table:table-cell office:value-type="float" office:value="14.4720528051833917"/>
          <table:table-cell office:value-type="string">
            <text:p>2021-03-02</text:p>
          </table:table-cell>
          <table:table-cell office:value-type="string">
            <text:p>2021-03-02</text:p>
          </table:table-cell>
          <table:table-cell office:value-type="string">
            <text:p>2021-03-02</text:p>
          </table:table-cell>
          <table:table-cell office:value-type="string">
            <text:p>modis_hotspot</text:p>
          </table:table-cell>
          <table:table-cell office:value-type="string">
            <text:p>2021_936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22.0000000000000000"/>
          <table:table-cell office:value-type="string">
            <text:p>2022_-2115763606</text:p>
          </table:table-cell>
          <table:table-cell office:value-type="float" office:value="14.9456820630634208"/>
          <table:table-cell office:value-type="string">
            <text:p>2021-09-23</text:p>
          </table:table-cell>
          <table:table-cell office:value-type="string">
            <text:p>2021-09-19</text:p>
          </table:table-cell>
          <table:table-cell office:value-type="string">
            <text:p>2021-09-27</text:p>
          </table:table-cell>
          <table:table-cell office:value-type="string">
            <text:p>landsat</text:p>
          </table:table-cell>
          <table:table-cell office:value-type="string">
            <text:p>2022_-2115763606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22.0000000000000000"/>
          <table:table-cell office:value-type="string">
            <text:p>2022_1573853482</text:p>
          </table:table-cell>
          <table:table-cell office:value-type="float" office:value="38.7604794520077931"/>
          <table:table-cell office:value-type="string">
            <text:p>2021-09-23</text:p>
          </table:table-cell>
          <table:table-cell office:value-type="string">
            <text:p>2021-09-19</text:p>
          </table:table-cell>
          <table:table-cell office:value-type="string">
            <text:p>2021-09-26</text:p>
          </table:table-cell>
          <table:table-cell office:value-type="string">
            <text:p>landsat</text:p>
          </table:table-cell>
          <table:table-cell office:value-type="string">
            <text:p>2022_1573853482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22.0000000000000000"/>
          <table:table-cell office:value-type="string">
            <text:p>2022_1592417651</text:p>
          </table:table-cell>
          <table:table-cell office:value-type="float" office:value="54.1021132535214448"/>
          <table:table-cell office:value-type="string">
            <text:p>2022-02-14</text:p>
          </table:table-cell>
          <table:table-cell office:value-type="string">
            <text:p>2022-02-10</text:p>
          </table:table-cell>
          <table:table-cell office:value-type="string">
            <text:p>2022-02-17</text:p>
          </table:table-cell>
          <table:table-cell office:value-type="string">
            <text:p>landsat</text:p>
          </table:table-cell>
          <table:table-cell office:value-type="string">
            <text:p>2022_1592417651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22.0000000000000000"/>
          <table:table-cell office:value-type="string">
            <text:p>2022_2125136700_r</text:p>
          </table:table-cell>
          <table:table-cell office:value-type="float" office:value="7103.5116053818419459"/>
          <table:table-cell office:value-type="string">
            <text:p>2022-01-04</text:p>
          </table:table-cell>
          <table:table-cell office:value-type="string">
            <text:p>2021-12-27</text:p>
          </table:table-cell>
          <table:table-cell office:value-type="string">
            <text:p>2022-01-13</text:p>
          </table:table-cell>
          <table:table-cell office:value-type="string">
            <text:p>modis</text:p>
          </table:table-cell>
          <table:table-cell office:value-type="string">
            <text:p>Complejo Lago Martin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22.0000000000000000"/>
          <table:table-cell office:value-type="string">
            <text:p>2022_497469475</text:p>
          </table:table-cell>
          <table:table-cell office:value-type="float" office:value="24.4884871735513663"/>
          <table:table-cell office:value-type="string">
            <text:p>2021-12-27</text:p>
          </table:table-cell>
          <table:table-cell office:value-type="string">
            <text:p>2021-12-27</text:p>
          </table:table-cell>
          <table:table-cell office:value-type="string">
            <text:p>2021-12-27</text:p>
          </table:table-cell>
          <table:table-cell office:value-type="string">
            <text:p>modis_hotspot</text:p>
          </table:table-cell>
          <table:table-cell office:value-type="string">
            <text:p>2022_497469475</text:p>
          </table:table-cell>
          <table:table-cell office:value-type="string">
            <text:p>NA</text:p>
          </table:table-cell>
          <table:table-cell office:value-type="float" office:value="2"/>
        </table:table-row>
        <table:table-row>
          <table:table-cell office:value-type="float" office:value="2002.0000000000000000"/>
          <table:table-cell office:value-type="string">
            <text:p>CoCampana</text:p>
          </table:table-cell>
          <table:table-cell office:value-type="float" office:value="14.7610581028809982"/>
          <table:table-cell office:value-type="string">
            <text:p>2002-02-17</text:p>
          </table:table-cell>
          <table:table-cell office:value-type="string">
            <text:p>2002-02-01</text:p>
          </table:table-cell>
          <table:table-cell office:value-type="string">
            <text:p>2002-03-05</text:p>
          </table:table-cell>
          <table:table-cell office:value-type="string">
            <text:p>landsat</text:p>
          </table:table-cell>
          <table:table-cell office:value-type="string">
            <text:p>CoCampana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1999.0000000000000000"/>
          <table:table-cell office:value-type="string">
            <text:p>CoCarbon</text:p>
          </table:table-cell>
          <table:table-cell office:value-type="float" office:value="99.3650487459144358"/>
          <table:table-cell office:value-type="string">
            <text:p>1999-01-17</text:p>
          </table:table-cell>
          <table:table-cell office:value-type="string">
            <text:p>1999-01-09</text:p>
          </table:table-cell>
          <table:table-cell office:value-type="string">
            <text:p>1999-01-25</text:p>
          </table:table-cell>
          <table:table-cell office:value-type="string">
            <text:p>landsat</text:p>
          </table:table-cell>
          <table:table-cell office:value-type="string">
            <text:p>Co. Carbón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1999.0000000000000000"/>
          <table:table-cell office:value-type="string">
            <text:p>CoVentana</text:p>
          </table:table-cell>
          <table:table-cell office:value-type="float" office:value="145.0502643441810449"/>
          <table:table-cell office:value-type="string">
            <text:p>1999-01-05</text:p>
          </table:table-cell>
          <table:table-cell office:value-type="string">
            <text:p>1999-01-01</text:p>
          </table:table-cell>
          <table:table-cell office:value-type="string">
            <text:p>1999-01-09</text:p>
          </table:table-cell>
          <table:table-cell office:value-type="string">
            <text:p>Mermoz</text:p>
          </table:table-cell>
          <table:table-cell office:value-type="string">
            <text:p>Co. Ventana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2016.0000000000000000"/>
          <table:table-cell office:value-type="string">
            <text:p>modland_2016_RioPicoSOd_N</text:p>
          </table:table-cell>
          <table:table-cell office:value-type="float" office:value="1313.1148365557467059"/>
          <table:table-cell office:value-type="string">
            <text:p>2016-03-13</text:p>
          </table:table-cell>
          <table:table-cell office:value-type="string">
            <text:p>2016-03-11</text:p>
          </table:table-cell>
          <table:table-cell office:value-type="string">
            <text:p>2016-03-15</text:p>
          </table:table-cell>
          <table:table-cell office:value-type="string">
            <text:p>modis</text:p>
          </table:table-cell>
          <table:table-cell office:value-type="string">
            <text:p>modland_2016_RioPicoSOd_N</text:p>
          </table:table-cell>
          <table:table-cell office:value-type="string">
            <text:p>NA</text:p>
          </table:table-cell>
          <table:table-cell office:value-type="float" office:value="1"/>
        </table:table-row>
        <table:table-row>
          <table:table-cell office:value-type="float" office:value="1999.0000000000000000"/>
          <table:table-cell office:value-type="string">
            <text:p>PalomaBlanca</text:p>
          </table:table-cell>
          <table:table-cell office:value-type="float" office:value="513.4662484607018769"/>
          <table:table-cell office:value-type="string">
            <text:p>1999-01-17</text:p>
          </table:table-cell>
          <table:table-cell office:value-type="string">
            <text:p>1999-01-09</text:p>
          </table:table-cell>
          <table:table-cell office:value-type="string">
            <text:p>1999-01-25</text:p>
          </table:table-cell>
          <table:table-cell office:value-type="string">
            <text:p>landsat</text:p>
          </table:table-cell>
          <table:table-cell office:value-type="string">
            <text:p>Paloma Blanca</text:p>
          </table:table-cell>
          <table:table-cell office:value-type="string">
            <text:p>NA</text:p>
          </table:table-cell>
          <table:table-cell office:value-type="float" office:value="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